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2.3228in"/>
    </style:style>
    <style:style style:name="co8" style:family="table-column">
      <style:table-column-properties fo:break-before="auto" style:column-width="1.9791in"/>
    </style:style>
    <style:style style:name="co9" style:family="table-column">
      <style:table-column-properties fo:break-before="auto" style:column-width="1.2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ivot_20_Table_20_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Pivot_20_Table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Pivot_20_Table_20_Category" style:data-style-name="N121">
      <style:table-cell-properties fo:border-bottom="0.0138in solid #000000" fo:border-left="0.028in solid #000000" fo:border-right="0.0138in solid #000000" fo:border-top="0.0138in solid #000000"/>
    </style:style>
    <style:style style:name="ce7" style:family="table-cell" style:parent-style-name="Pivot_20_Table_20_Category" style:data-style-name="N121">
      <style:table-cell-properties fo:border-bottom="none" fo:border-left="0.028in solid #000000" fo:border-right="0.0138in solid #000000" fo:border-top="0.0138in solid #000000"/>
    </style:style>
    <style:style style:name="ce8" style:family="table-cell" style:parent-style-name="Pivot_20_Table_20_Category" style:data-style-name="N121">
      <style:table-cell-properties fo:border-bottom="0.0138in solid #000000" fo:border-left="0.028in solid #000000" fo:border-right="0.0138in solid #000000" fo:border-top="none"/>
    </style:style>
    <style:style style:name="ce9" style:family="table-cell" style:parent-style-name="Pivot_20_Table_20_Category" style:data-style-name="N121">
      <style:table-cell-properties fo:border-bottom="none" fo:border-left="0.028in solid #000000" fo:border-right="0.0138in solid #000000" fo:border-top="none"/>
    </style:style>
    <style:style style:name="ce10" style:family="table-cell" style:parent-style-name="Pivot_20_Table_20_Title" style:data-style-name="N121">
      <style:table-cell-properties fo:border-bottom="0.028in solid #000000" fo:border-left="0.028in solid #000000" fo:border-right="none" fo:border-top="0.0138in solid #000000"/>
    </style:style>
    <style:style style:name="ce11" style:family="table-cell" style:parent-style-name="Default">
      <style:table-cell-properties fo:border="0.0138in solid #000000"/>
    </style:style>
    <style:style style:name="ce12" style:family="table-cell" style:parent-style-name="Pivot_20_Table_20_Field">
      <style:table-cell-properties fo:border-bottom="0.0138in solid #000000" fo:border-left="0.0138in solid #000000" fo:border-right="0.0138in solid #000000" fo:border-top="0.028in solid #000000"/>
    </style:style>
    <style:style style:name="ce13" style:family="table-cell" style:parent-style-name="Pivot_20_Table_20_Category" style:data-style-name="N0">
      <style:table-cell-properties fo:border="0.0138in solid #000000"/>
    </style:style>
    <style:style style:name="ce14" style:family="table-cell" style:parent-style-name="Pivot_20_Table_20_Category" style:data-style-name="N0">
      <style:table-cell-properties fo:border-bottom="none" fo:border-left="0.0138in solid #000000" fo:border-right="0.0138in solid #000000" fo:border-top="0.0138in solid #000000"/>
    </style:style>
    <style:style style:name="ce15" style:family="table-cell" style:parent-style-name="Pivot_20_Table_20_Category" style:data-style-name="N0">
      <style:table-cell-properties fo:border-bottom="0.0138in solid #000000" fo:border-left="0.0138in solid #000000" fo:border-right="0.0138in solid #000000" fo:border-top="none"/>
    </style:style>
    <style:style style:name="ce16" style:family="table-cell" style:parent-style-name="Pivot_20_Table_20_Category" style:data-style-name="N0">
      <style:table-cell-properties fo:border-bottom="none" fo:border-left="0.0138in solid #000000" fo:border-right="0.0138in solid #000000" fo:border-top="none"/>
    </style:style>
    <style:style style:name="ce17" style:family="table-cell" style:parent-style-name="Pivot_20_Table_20_Title" style:data-style-name="N0">
      <style:table-cell-properties fo:border-bottom="0.028in solid #000000" fo:border-left="none" fo:border-right="0.0138in solid #000000" fo:border-top="0.0138in solid #000000"/>
    </style:style>
    <style:style style:name="ce18" style:family="table-cell" style:parent-style-name="Pivot_20_Table_20_Corner">
      <style:table-cell-properties fo:border-bottom="0.0138in solid #000000" fo:border-left="0.0138in solid #000000" fo:border-right="0.028in solid #000000" fo:border-top="0.028in solid #000000"/>
    </style:style>
    <style:style style:name="ce19" style:family="table-cell" style:parent-style-name="Pivot_20_Table_20_Value" style:data-style-name="N122">
      <style:table-cell-properties fo:border-bottom="0.0138in solid #000000" fo:border-left="0.0138in solid #000000" fo:border-right="0.028in solid #000000" fo:border-top="0.0138in solid #000000"/>
    </style:style>
    <style:style style:name="ce20" style:family="table-cell" style:parent-style-name="Pivot_20_Table_20_Value" style:data-style-name="N122">
      <style:table-cell-properties fo:border-bottom="none" fo:border-left="0.0138in solid #000000" fo:border-right="0.028in solid #000000" fo:border-top="0.0138in solid #000000"/>
    </style:style>
    <style:style style:name="ce21" style:family="table-cell" style:parent-style-name="Pivot_20_Table_20_Value" style:data-style-name="N122">
      <style:table-cell-properties fo:border-bottom="0.0138in solid #000000" fo:border-left="0.0138in solid #000000" fo:border-right="0.028in solid #000000" fo:border-top="none"/>
    </style:style>
    <style:style style:name="ce22" style:family="table-cell" style:parent-style-name="Pivot_20_Table_20_Value" style:data-style-name="N122">
      <style:table-cell-properties fo:border-bottom="none" fo:border-left="0.0138in solid #000000" fo:border-right="0.028in solid #000000" fo:border-top="none"/>
    </style:style>
    <style:style style:name="ce23" style:family="table-cell" style:parent-style-name="Pivot_20_Table_20_Result" style:data-style-name="N122">
      <style:table-cell-properties fo:border-bottom="0.028in solid #000000" fo:border-left="0.0138in solid #000000" fo:border-right="0.028in solid #000000" fo:border-top="0.0138in solid #000000"/>
    </style:style>
    <style:style style:name="ce24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Ticker</text:p>
          </table:table-cell>
          <table:table-cell table:style-name="ce2" office:value-type="string">
            <text:p>Trade Numb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te/Time</text:p>
          </table:table-cell>
          <table:table-cell table:style-name="ce1" office:value-type="string">
            <text:p>Signal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Roll Over Pips</text:p>
          </table:table-cell>
          <table:table-cell table:style-name="ce1" office:value-type="string">
            <text:p>Shares/Ctrts/Units - Profit/Loss</text:p>
          </table:table-cell>
          <table:table-cell table:style-name="ce1" office:value-type="string">
            <text:p>Net Profit - Cum Net Profit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5-12-04">
            <text:p>12/4/2015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19.03">
            <text:p>$119.0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80">
            <text:p>-$8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5-12-08">
            <text:p>12/8/2015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18.23">
            <text:p>$118.23</text:p>
          </table:table-cell>
          <table:table-cell/>
          <table:table-cell table:number-columns-repeated="2" table:style-name="ce4" office:value-type="float" office:value="-80">
            <text:p>-$8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1-29">
            <text:p>1/29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7.34">
            <text:p>$97.3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33">
            <text:p>-$23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2-08">
            <text:p>2/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5.01">
            <text:p>$95.01</text:p>
          </table:table-cell>
          <table:table-cell/>
          <table:table-cell table:style-name="ce4" office:value-type="float" office:value="-233">
            <text:p>-$233.00</text:p>
          </table:table-cell>
          <table:table-cell table:style-name="ce4" office:value-type="float" office:value="-313">
            <text:p>-$31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2-22">
            <text:p>2/22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6.88">
            <text:p>$96.8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904">
            <text:p>$90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3-18">
            <text:p>3/1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05.92">
            <text:p>$105.92</text:p>
          </table:table-cell>
          <table:table-cell/>
          <table:table-cell table:style-name="ce4" office:value-type="float" office:value="904">
            <text:p>$904.00</text:p>
          </table:table-cell>
          <table:table-cell table:style-name="ce4" office:value-type="float" office:value="591">
            <text:p>$59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5-03">
            <text:p>5/3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5.18">
            <text:p>$95.1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39">
            <text:p>-$23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5-09">
            <text:p>5/9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2.79">
            <text:p>$92.79</text:p>
          </table:table-cell>
          <table:table-cell/>
          <table:table-cell table:style-name="ce4" office:value-type="float" office:value="-239">
            <text:p>-$239.00</text:p>
          </table:table-cell>
          <table:table-cell table:style-name="ce4" office:value-type="float" office:value="352">
            <text:p>$35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6-03">
            <text:p>6/3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7.92">
            <text:p>$97.92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11">
            <text:p>$11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6-07">
            <text:p>6/7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9.03">
            <text:p>$99.03</text:p>
          </table:table-cell>
          <table:table-cell/>
          <table:table-cell table:style-name="ce4" office:value-type="float" office:value="111">
            <text:p>$111.00</text:p>
          </table:table-cell>
          <table:table-cell table:style-name="ce4" office:value-type="float" office:value="463">
            <text:p>$46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6-28">
            <text:p>6/28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3.59">
            <text:p>$93.5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375">
            <text:p>$37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7-25">
            <text:p>7/25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7.34">
            <text:p>$97.34</text:p>
          </table:table-cell>
          <table:table-cell/>
          <table:table-cell table:style-name="ce4" office:value-type="float" office:value="375">
            <text:p>$375.00</text:p>
          </table:table-cell>
          <table:table-cell table:style-name="ce4" office:value-type="float" office:value="838">
            <text:p>$83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7-27">
            <text:p>7/2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02.95">
            <text:p>$102.9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84">
            <text:p>$28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8-03">
            <text:p>8/3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05.79">
            <text:p>$105.79</text:p>
          </table:table-cell>
          <table:table-cell/>
          <table:table-cell table:style-name="ce4" office:value-type="float" office:value="284">
            <text:p>$284.00</text:p>
          </table:table-cell>
          <table:table-cell table:style-name="ce4" office:value-type="float" office:value="1122">
            <text:p>$1,12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9-13">
            <text:p>9/13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07.95">
            <text:p>$107.9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423">
            <text:p>$42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9-29">
            <text:p>9/29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12.18">
            <text:p>$112.18</text:p>
          </table:table-cell>
          <table:table-cell/>
          <table:table-cell table:style-name="ce4" office:value-type="float" office:value="423">
            <text:p>$423.00</text:p>
          </table:table-cell>
          <table:table-cell table:style-name="ce4" office:value-type="float" office:value="1545">
            <text:p>$1,54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0-24">
            <text:p>10/24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17.65">
            <text:p>$117.6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06">
            <text:p>-$20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0-26">
            <text:p>10/26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15.59">
            <text:p>$115.59</text:p>
          </table:table-cell>
          <table:table-cell/>
          <table:table-cell table:style-name="ce4" office:value-type="float" office:value="-206">
            <text:p>-$206.00</text:p>
          </table:table-cell>
          <table:table-cell table:style-name="ce4" office:value-type="float" office:value="1339">
            <text:p>$1,33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1-07">
            <text:p>11/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10.41">
            <text:p>$110.4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47">
            <text:p>$4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1-09">
            <text:p>11/9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10.88">
            <text:p>$110.88</text:p>
          </table:table-cell>
          <table:table-cell/>
          <table:table-cell table:style-name="ce4" office:value-type="float" office:value="47">
            <text:p>$47.00</text:p>
          </table:table-cell>
          <table:table-cell table:style-name="ce4" office:value-type="float" office:value="1386">
            <text:p>$1,38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2-27">
            <text:p>12/2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17.26">
            <text:p>$117.26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53">
            <text:p>-$5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29">
            <text:p>12/29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16.73">
            <text:p>$116.73</text:p>
          </table:table-cell>
          <table:table-cell/>
          <table:table-cell table:style-name="ce4" office:value-type="float" office:value="-53">
            <text:p>-$53.00</text:p>
          </table:table-cell>
          <table:table-cell table:style-name="ce4" office:value-type="float" office:value="1333">
            <text:p>$1,33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2-01">
            <text:p>2/1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28.75">
            <text:p>$128.7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33">
            <text:p>$3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2-03">
            <text:p>2/3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29.08">
            <text:p>$129.08</text:p>
          </table:table-cell>
          <table:table-cell/>
          <table:table-cell table:style-name="ce4" office:value-type="float" office:value="33">
            <text:p>$33.00</text:p>
          </table:table-cell>
          <table:table-cell table:style-name="ce4" office:value-type="float" office:value="1366">
            <text:p>$1,36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3-28">
            <text:p>3/2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3.8">
            <text:p>$143.8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00">
            <text:p>-$20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4-12">
            <text:p>4/12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1.8">
            <text:p>$141.80</text:p>
          </table:table-cell>
          <table:table-cell/>
          <table:table-cell table:style-name="ce4" office:value-type="float" office:value="-200">
            <text:p>-$200.00</text:p>
          </table:table-cell>
          <table:table-cell table:style-name="ce4" office:value-type="float" office:value="1166">
            <text:p>$1,16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5-01">
            <text:p>5/1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6.58">
            <text:p>$146.5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596">
            <text:p>$59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5-18">
            <text:p>5/18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2.54">
            <text:p>$152.54</text:p>
          </table:table-cell>
          <table:table-cell/>
          <table:table-cell table:style-name="ce4" office:value-type="float" office:value="596">
            <text:p>$596.00</text:p>
          </table:table-cell>
          <table:table-cell table:style-name="ce4" office:value-type="float" office:value="1762">
            <text:p>$1,76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6-02">
            <text:p>6/2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5.45">
            <text:p>$155.4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003">
            <text:p>-$1,00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12">
            <text:p>6/12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5.42">
            <text:p>$145.42</text:p>
          </table:table-cell>
          <table:table-cell/>
          <table:table-cell table:style-name="ce4" office:value-type="float" office:value="-1003">
            <text:p>-$1,003.00</text:p>
          </table:table-cell>
          <table:table-cell table:style-name="ce4" office:value-type="float" office:value="759">
            <text:p>$75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6-13">
            <text:p>6/13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6.59">
            <text:p>$146.5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30">
            <text:p>-$23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15">
            <text:p>6/15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4.29">
            <text:p>$144.29</text:p>
          </table:table-cell>
          <table:table-cell/>
          <table:table-cell table:style-name="ce4" office:value-type="float" office:value="-230">
            <text:p>-$230.00</text:p>
          </table:table-cell>
          <table:table-cell table:style-name="ce4" office:value-type="float" office:value="529">
            <text:p>$52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6-19">
            <text:p>6/19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6.34">
            <text:p>$146.3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47">
            <text:p>-$4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21">
            <text:p>6/21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5.87">
            <text:p>$145.87</text:p>
          </table:table-cell>
          <table:table-cell/>
          <table:table-cell table:style-name="ce4" office:value-type="float" office:value="-47">
            <text:p>-$47.00</text:p>
          </table:table-cell>
          <table:table-cell table:style-name="ce4" office:value-type="float" office:value="482">
            <text:p>$48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7-07">
            <text:p>7/7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4.18">
            <text:p>$144.1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532">
            <text:p>$53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7-28">
            <text:p>7/28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9.5">
            <text:p>$149.50</text:p>
          </table:table-cell>
          <table:table-cell/>
          <table:table-cell table:style-name="ce4" office:value-type="float" office:value="532">
            <text:p>$532.00</text:p>
          </table:table-cell>
          <table:table-cell table:style-name="ce4" office:value-type="float" office:value="1014">
            <text:p>$1,01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8-22">
            <text:p>8/22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9.78">
            <text:p>$159.7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51">
            <text:p>-$5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8-24">
            <text:p>8/24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9.27">
            <text:p>$159.27</text:p>
          </table:table-cell>
          <table:table-cell/>
          <table:table-cell table:style-name="ce4" office:value-type="float" office:value="-51">
            <text:p>-$51.00</text:p>
          </table:table-cell>
          <table:table-cell table:style-name="ce4" office:value-type="float" office:value="963">
            <text:p>$96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9-11">
            <text:p>9/11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61.5">
            <text:p>$161.5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85">
            <text:p>-$18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9-13">
            <text:p>9/13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9.65">
            <text:p>$159.65</text:p>
          </table:table-cell>
          <table:table-cell/>
          <table:table-cell table:style-name="ce4" office:value-type="float" office:value="-185">
            <text:p>-$185.00</text:p>
          </table:table-cell>
          <table:table-cell table:style-name="ce4" office:value-type="float" office:value="778">
            <text:p>$77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9-26">
            <text:p>9/26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3.14">
            <text:p>$153.1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311">
            <text:p>$31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APL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10-20">
            <text:p>10/20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6.25">
            <text:p>$156.25</text:p>
          </table:table-cell>
          <table:table-cell/>
          <table:table-cell table:style-name="ce4" office:value-type="float" office:value="311">
            <text:p>$311.00</text:p>
          </table:table-cell>
          <table:table-cell table:style-name="ce4" office:value-type="float" office:value="1089">
            <text:p>$1,08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5-12-15">
            <text:p>12/15/2015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658.64">
            <text:p>$658.6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201">
            <text:p>$1,20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5-12-17">
            <text:p>12/17/2015</text:p>
          </table:table-cell>
          <table:table-cell table:style-name="ce1" office:value-type="string">
            <text:p>Long Exit</text:p>
          </table:table-cell>
          <table:table-cell table:style-name="ce4" office:value-type="float" office:value="670.65">
            <text:p>$670.65</text:p>
          </table:table-cell>
          <table:table-cell/>
          <table:table-cell table:number-columns-repeated="2" table:style-name="ce4" office:value-type="float" office:value="1201">
            <text:p>$1,20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1-28">
            <text:p>1/28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635.35">
            <text:p>$635.3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9909">
            <text:p>-$9,90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2-04">
            <text:p>2/4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536.26">
            <text:p>$536.26</text:p>
          </table:table-cell>
          <table:table-cell/>
          <table:table-cell table:style-name="ce4" office:value-type="float" office:value="-9909">
            <text:p>-$9,909.00</text:p>
          </table:table-cell>
          <table:table-cell table:style-name="ce4" office:value-type="float" office:value="-8708">
            <text:p>-$8,70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3-11">
            <text:p>3/11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569.61">
            <text:p>$569.6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741">
            <text:p>$74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3-15">
            <text:p>3/15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577.02">
            <text:p>$577.02</text:p>
          </table:table-cell>
          <table:table-cell/>
          <table:table-cell table:style-name="ce4" office:value-type="float" office:value="741">
            <text:p>$741.00</text:p>
          </table:table-cell>
          <table:table-cell table:style-name="ce4" office:value-type="float" office:value="-7967">
            <text:p>-$7,96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3-22">
            <text:p>3/22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560.48">
            <text:p>$560.4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4269">
            <text:p>$4,26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4-12">
            <text:p>4/12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603.17">
            <text:p>$603.17</text:p>
          </table:table-cell>
          <table:table-cell/>
          <table:table-cell table:style-name="ce4" office:value-type="float" office:value="4269">
            <text:p>$4,269.00</text:p>
          </table:table-cell>
          <table:table-cell table:style-name="ce4" office:value-type="float" office:value="-3698">
            <text:p>-$3,69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4-29">
            <text:p>4/29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659.59">
            <text:p>$659.5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173">
            <text:p>$1,17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5-03">
            <text:p>5/3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671.32">
            <text:p>$671.32</text:p>
          </table:table-cell>
          <table:table-cell/>
          <table:table-cell table:style-name="ce4" office:value-type="float" office:value="1173">
            <text:p>$1,173.00</text:p>
          </table:table-cell>
          <table:table-cell table:style-name="ce4" office:value-type="float" office:value="-2525">
            <text:p>-$2,52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5-20">
            <text:p>5/20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02.8">
            <text:p>$702.8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40">
            <text:p>$14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5-24">
            <text:p>5/24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04.2">
            <text:p>$704.20</text:p>
          </table:table-cell>
          <table:table-cell/>
          <table:table-cell table:style-name="ce4" office:value-type="float" office:value="140">
            <text:p>$140.00</text:p>
          </table:table-cell>
          <table:table-cell table:style-name="ce4" office:value-type="float" office:value="-2385">
            <text:p>-$2,38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6-28">
            <text:p>6/28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07.95">
            <text:p>$707.9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812">
            <text:p>$2,81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7-18">
            <text:p>7/1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36.07">
            <text:p>$736.07</text:p>
          </table:table-cell>
          <table:table-cell/>
          <table:table-cell table:style-name="ce4" office:value-type="float" office:value="2812">
            <text:p>$2,812.00</text:p>
          </table:table-cell>
          <table:table-cell table:style-name="ce4" office:value-type="float" office:value="427">
            <text:p>$42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7-28">
            <text:p>7/28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52.61">
            <text:p>$752.6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143">
            <text:p>$1,14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8-16">
            <text:p>8/16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64.04">
            <text:p>$764.04</text:p>
          </table:table-cell>
          <table:table-cell/>
          <table:table-cell table:style-name="ce4" office:value-type="float" office:value="1143">
            <text:p>$1,143.00</text:p>
          </table:table-cell>
          <table:table-cell table:style-name="ce4" office:value-type="float" office:value="1570">
            <text:p>$1,57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8-23">
            <text:p>8/23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62.45">
            <text:p>$762.4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323">
            <text:p>-$32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8-25">
            <text:p>8/25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59.22">
            <text:p>$759.22</text:p>
          </table:table-cell>
          <table:table-cell/>
          <table:table-cell table:style-name="ce4" office:value-type="float" office:value="-323">
            <text:p>-$323.00</text:p>
          </table:table-cell>
          <table:table-cell table:style-name="ce4" office:value-type="float" office:value="1247">
            <text:p>$1,24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8-26">
            <text:p>8/26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69">
            <text:p>$769.0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799">
            <text:p>-$79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9-13">
            <text:p>9/13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61.01">
            <text:p>$761.01</text:p>
          </table:table-cell>
          <table:table-cell/>
          <table:table-cell table:style-name="ce4" office:value-type="float" office:value="-799">
            <text:p>-$799.00</text:p>
          </table:table-cell>
          <table:table-cell table:style-name="ce4" office:value-type="float" office:value="448">
            <text:p>$44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9-16">
            <text:p>9/16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78.52">
            <text:p>$778.52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70">
            <text:p>$17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9-20">
            <text:p>9/20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80.22">
            <text:p>$780.22</text:p>
          </table:table-cell>
          <table:table-cell/>
          <table:table-cell table:style-name="ce4" office:value-type="float" office:value="170">
            <text:p>$170.00</text:p>
          </table:table-cell>
          <table:table-cell table:style-name="ce4" office:value-type="float" office:value="618">
            <text:p>$61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0-05">
            <text:p>10/5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44.36">
            <text:p>$844.36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65">
            <text:p>-$26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0-10">
            <text:p>10/10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41.71">
            <text:p>$841.71</text:p>
          </table:table-cell>
          <table:table-cell/>
          <table:table-cell table:style-name="ce4" office:value-type="float" office:value="-265">
            <text:p>-$265.00</text:p>
          </table:table-cell>
          <table:table-cell table:style-name="ce4" office:value-type="float" office:value="353">
            <text:p>$35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0-31">
            <text:p>10/31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89.82">
            <text:p>$789.82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3477">
            <text:p>-$3,47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1-04">
            <text:p>11/4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55.05">
            <text:p>$755.05</text:p>
          </table:table-cell>
          <table:table-cell/>
          <table:table-cell table:style-name="ce4" office:value-type="float" office:value="-3477">
            <text:p>-$3,477.00</text:p>
          </table:table-cell>
          <table:table-cell table:style-name="ce4" office:value-type="float" office:value="-3124">
            <text:p>-$3,12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2-05">
            <text:p>12/5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59.36">
            <text:p>$759.36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106">
            <text:p>$1,10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07">
            <text:p>12/7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70.42">
            <text:p>$770.42</text:p>
          </table:table-cell>
          <table:table-cell/>
          <table:table-cell table:style-name="ce4" office:value-type="float" office:value="1106">
            <text:p>$1,106.00</text:p>
          </table:table-cell>
          <table:table-cell table:style-name="ce4" office:value-type="float" office:value="-2018">
            <text:p>-$2,01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2-19">
            <text:p>12/19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66">
            <text:p>$766.0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541">
            <text:p>-$54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23">
            <text:p>12/23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60.59">
            <text:p>$760.59</text:p>
          </table:table-cell>
          <table:table-cell/>
          <table:table-cell table:style-name="ce4" office:value-type="float" office:value="-541">
            <text:p>-$541.00</text:p>
          </table:table-cell>
          <table:table-cell table:style-name="ce4" office:value-type="float" office:value="-2559">
            <text:p>-$2,55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2-27">
            <text:p>12/2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71.4">
            <text:p>$771.4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625">
            <text:p>-$62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29">
            <text:p>12/29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65.15">
            <text:p>$765.15</text:p>
          </table:table-cell>
          <table:table-cell/>
          <table:table-cell table:style-name="ce4" office:value-type="float" office:value="-625">
            <text:p>-$625.00</text:p>
          </table:table-cell>
          <table:table-cell table:style-name="ce4" office:value-type="float" office:value="-3184">
            <text:p>-$3,18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1-12">
            <text:p>1/12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13.64">
            <text:p>$813.6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674">
            <text:p>$1,67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1-30">
            <text:p>1/30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30.38">
            <text:p>$830.38</text:p>
          </table:table-cell>
          <table:table-cell/>
          <table:table-cell table:style-name="ce4" office:value-type="float" office:value="1674">
            <text:p>$1,674.00</text:p>
          </table:table-cell>
          <table:table-cell table:style-name="ce4" office:value-type="float" office:value="-1510">
            <text:p>-$1,51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2-07">
            <text:p>2/7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12.5">
            <text:p>$812.5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886">
            <text:p>$88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2-09">
            <text:p>2/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21.36">
            <text:p>$821.36</text:p>
          </table:table-cell>
          <table:table-cell/>
          <table:table-cell table:style-name="ce4" office:value-type="float" office:value="886">
            <text:p>$886.00</text:p>
          </table:table-cell>
          <table:table-cell table:style-name="ce4" office:value-type="float" office:value="-624">
            <text:p>-$62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2-27">
            <text:p>2/27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48.64">
            <text:p>$848.6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444">
            <text:p>$44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3-01">
            <text:p>3/1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53.08">
            <text:p>$853.08</text:p>
          </table:table-cell>
          <table:table-cell/>
          <table:table-cell table:style-name="ce4" office:value-type="float" office:value="444">
            <text:p>$444.00</text:p>
          </table:table-cell>
          <table:table-cell table:style-name="ce4" office:value-type="float" office:value="-180">
            <text:p>-$18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3-08">
            <text:p>3/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50.5">
            <text:p>$850.5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96">
            <text:p>$19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3-10">
            <text:p>3/10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52.46">
            <text:p>$852.46</text:p>
          </table:table-cell>
          <table:table-cell/>
          <table:table-cell table:style-name="ce4" office:value-type="float" office:value="196">
            <text:p>$196.00</text:p>
          </table:table-cell>
          <table:table-cell table:style-name="ce4" office:value-type="float" office:value="16">
            <text:p>$1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3-28">
            <text:p>3/2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56">
            <text:p>$856.0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867">
            <text:p>$2,86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4-13">
            <text:p>4/13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84.67">
            <text:p>$884.67</text:p>
          </table:table-cell>
          <table:table-cell/>
          <table:table-cell table:style-name="ce4" office:value-type="float" office:value="2867">
            <text:p>$2,867.00</text:p>
          </table:table-cell>
          <table:table-cell table:style-name="ce4" office:value-type="float" office:value="2883">
            <text:p>$2,88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2">
            <text:p>2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4-17">
            <text:p>4/17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01.99">
            <text:p>$901.9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79">
            <text:p>-$27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2">
            <text:p>2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4-19">
            <text:p>4/1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99.2">
            <text:p>$899.20</text:p>
          </table:table-cell>
          <table:table-cell/>
          <table:table-cell table:style-name="ce4" office:value-type="float" office:value="-279">
            <text:p>-$279.00</text:p>
          </table:table-cell>
          <table:table-cell table:style-name="ce4" office:value-type="float" office:value="2604">
            <text:p>$2,60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3">
            <text:p>2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4-24">
            <text:p>4/24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07.41">
            <text:p>$907.4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5108">
            <text:p>$5,10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3">
            <text:p>2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5-18">
            <text:p>5/18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58.49">
            <text:p>$958.49</text:p>
          </table:table-cell>
          <table:table-cell/>
          <table:table-cell table:style-name="ce4" office:value-type="float" office:value="5108">
            <text:p>$5,108.00</text:p>
          </table:table-cell>
          <table:table-cell table:style-name="ce4" office:value-type="float" office:value="7712">
            <text:p>$7,71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4">
            <text:p>2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8-14">
            <text:p>8/14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83.3">
            <text:p>$983.3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924">
            <text:p>-$2,92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4">
            <text:p>2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8-29">
            <text:p>8/2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54.06">
            <text:p>$954.06</text:p>
          </table:table-cell>
          <table:table-cell/>
          <table:table-cell table:style-name="ce4" office:value-type="float" office:value="-2924">
            <text:p>-$2,924.00</text:p>
          </table:table-cell>
          <table:table-cell table:style-name="ce4" office:value-type="float" office:value="4788">
            <text:p>$4,78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5">
            <text:p>2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8-30">
            <text:p>8/30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67.59">
            <text:p>$967.5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27">
            <text:p>$22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5">
            <text:p>2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9-19">
            <text:p>9/1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69.86">
            <text:p>$969.86</text:p>
          </table:table-cell>
          <table:table-cell/>
          <table:table-cell table:style-name="ce4" office:value-type="float" office:value="227">
            <text:p>$227.00</text:p>
          </table:table-cell>
          <table:table-cell table:style-name="ce4" office:value-type="float" office:value="5015">
            <text:p>$5,01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6">
            <text:p>2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9-27">
            <text:p>9/27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50.87">
            <text:p>$950.87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048">
            <text:p>$1,04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6">
            <text:p>2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9-29">
            <text:p>9/2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61.35">
            <text:p>$961.35</text:p>
          </table:table-cell>
          <table:table-cell/>
          <table:table-cell table:style-name="ce4" office:value-type="float" office:value="1048">
            <text:p>$1,048.00</text:p>
          </table:table-cell>
          <table:table-cell table:style-name="ce4" office:value-type="float" office:value="6063">
            <text:p>$6,06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7">
            <text:p>2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10-04">
            <text:p>10/4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65.45">
            <text:p>$965.4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746">
            <text:p>$1,74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AMZN</text:p>
          </table:table-cell>
          <table:table-cell table:style-name="ce2" office:value-type="float" office:value="27">
            <text:p>2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10-20">
            <text:p>10/20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82.91">
            <text:p>$982.91</text:p>
          </table:table-cell>
          <table:table-cell/>
          <table:table-cell table:style-name="ce4" office:value-type="float" office:value="1746">
            <text:p>$1,746.00</text:p>
          </table:table-cell>
          <table:table-cell table:style-name="ce4" office:value-type="float" office:value="7809">
            <text:p>$7,80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5-12-22">
            <text:p>12/22/2015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68.41">
            <text:p>$68.4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512">
            <text:p>-$51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1-08">
            <text:p>1/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63.29">
            <text:p>$63.29</text:p>
          </table:table-cell>
          <table:table-cell/>
          <table:table-cell table:number-columns-repeated="2" table:style-name="ce4" office:value-type="float" office:value="-512">
            <text:p>-$51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1-21">
            <text:p>1/21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59.69">
            <text:p>$59.6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757">
            <text:p>$75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2-17">
            <text:p>2/17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67.26">
            <text:p>$67.26</text:p>
          </table:table-cell>
          <table:table-cell/>
          <table:table-cell table:style-name="ce4" office:value-type="float" office:value="757">
            <text:p>$757.00</text:p>
          </table:table-cell>
          <table:table-cell table:style-name="ce4" office:value-type="float" office:value="245">
            <text:p>$24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2-22">
            <text:p>2/22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67.31">
            <text:p>$67.3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405">
            <text:p>$40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3-10">
            <text:p>3/10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1.36">
            <text:p>$71.36</text:p>
          </table:table-cell>
          <table:table-cell/>
          <table:table-cell table:style-name="ce4" office:value-type="float" office:value="405">
            <text:p>$405.00</text:p>
          </table:table-cell>
          <table:table-cell table:style-name="ce4" office:value-type="float" office:value="650">
            <text:p>$65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3-11">
            <text:p>3/11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2.8">
            <text:p>$72.8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36">
            <text:p>-$3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3-15">
            <text:p>3/15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2.44">
            <text:p>$72.44</text:p>
          </table:table-cell>
          <table:table-cell/>
          <table:table-cell table:style-name="ce4" office:value-type="float" office:value="-36">
            <text:p>-$36.00</text:p>
          </table:table-cell>
          <table:table-cell table:style-name="ce4" office:value-type="float" office:value="614">
            <text:p>$61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3-16">
            <text:p>3/16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4.34">
            <text:p>$74.3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13">
            <text:p>$11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3-18">
            <text:p>3/1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75.47">
            <text:p>$75.47</text:p>
          </table:table-cell>
          <table:table-cell/>
          <table:table-cell table:style-name="ce4" office:value-type="float" office:value="113">
            <text:p>$113.00</text:p>
          </table:table-cell>
          <table:table-cell table:style-name="ce4" office:value-type="float" office:value="727">
            <text:p>$72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7-07">
            <text:p>7/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75.05">
            <text:p>$75.0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787">
            <text:p>$78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7-28">
            <text:p>7/2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2.92">
            <text:p>$82.92</text:p>
          </table:table-cell>
          <table:table-cell/>
          <table:table-cell table:style-name="ce4" office:value-type="float" office:value="787">
            <text:p>$787.00</text:p>
          </table:table-cell>
          <table:table-cell table:style-name="ce4" office:value-type="float" office:value="1514">
            <text:p>$1,51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9-28">
            <text:p>9/28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6.59">
            <text:p>$86.5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38">
            <text:p>$3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0-13">
            <text:p>10/13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6.97">
            <text:p>$86.97</text:p>
          </table:table-cell>
          <table:table-cell/>
          <table:table-cell table:style-name="ce4" office:value-type="float" office:value="38">
            <text:p>$38.00</text:p>
          </table:table-cell>
          <table:table-cell table:style-name="ce4" office:value-type="float" office:value="1552">
            <text:p>$1,55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0-14">
            <text:p>10/14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7.67">
            <text:p>$87.67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45">
            <text:p>-$4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0-18">
            <text:p>10/1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87.22">
            <text:p>$87.22</text:p>
          </table:table-cell>
          <table:table-cell/>
          <table:table-cell table:style-name="ce4" office:value-type="float" office:value="-45">
            <text:p>-$45.00</text:p>
          </table:table-cell>
          <table:table-cell table:style-name="ce4" office:value-type="float" office:value="1507">
            <text:p>$1,50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1-04">
            <text:p>11/4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82.31">
            <text:p>$82.3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259">
            <text:p>$1,25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1-28">
            <text:p>11/2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4.9">
            <text:p>$94.90</text:p>
          </table:table-cell>
          <table:table-cell/>
          <table:table-cell table:style-name="ce4" office:value-type="float" office:value="1259">
            <text:p>$1,259.00</text:p>
          </table:table-cell>
          <table:table-cell table:style-name="ce4" office:value-type="float" office:value="2766">
            <text:p>$2,76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1-30">
            <text:p>11/30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5.56">
            <text:p>$95.56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42">
            <text:p>-$4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02">
            <text:p>12/2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5.14">
            <text:p>$95.14</text:p>
          </table:table-cell>
          <table:table-cell/>
          <table:table-cell table:style-name="ce4" office:value-type="float" office:value="-42">
            <text:p>-$42.00</text:p>
          </table:table-cell>
          <table:table-cell table:style-name="ce4" office:value-type="float" office:value="2724">
            <text:p>$2,72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2-07">
            <text:p>12/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7.33">
            <text:p>$97.3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80">
            <text:p>-$18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09">
            <text:p>12/9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5.53">
            <text:p>$95.53</text:p>
          </table:table-cell>
          <table:table-cell/>
          <table:table-cell table:style-name="ce4" office:value-type="float" office:value="-180">
            <text:p>-$180.00</text:p>
          </table:table-cell>
          <table:table-cell table:style-name="ce4" office:value-type="float" office:value="2544">
            <text:p>$2,54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2-20">
            <text:p>12/20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4.34">
            <text:p>$94.3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2">
            <text:p>-$2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22">
            <text:p>12/22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4.12">
            <text:p>$94.12</text:p>
          </table:table-cell>
          <table:table-cell/>
          <table:table-cell table:style-name="ce4" office:value-type="float" office:value="-22">
            <text:p>-$22.00</text:p>
          </table:table-cell>
          <table:table-cell table:style-name="ce4" office:value-type="float" office:value="2522">
            <text:p>$2,52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1-10">
            <text:p>1/10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3.83">
            <text:p>$93.8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45">
            <text:p>-$4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1-19">
            <text:p>1/1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3.38">
            <text:p>$93.38</text:p>
          </table:table-cell>
          <table:table-cell/>
          <table:table-cell table:style-name="ce4" office:value-type="float" office:value="-45">
            <text:p>-$45.00</text:p>
          </table:table-cell>
          <table:table-cell table:style-name="ce4" office:value-type="float" office:value="2477">
            <text:p>$2,47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2-07">
            <text:p>2/7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3.31">
            <text:p>$93.3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65">
            <text:p>$6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2-09">
            <text:p>2/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3.96">
            <text:p>$93.96</text:p>
          </table:table-cell>
          <table:table-cell/>
          <table:table-cell table:style-name="ce4" office:value-type="float" office:value="65">
            <text:p>$65.00</text:p>
          </table:table-cell>
          <table:table-cell table:style-name="ce4" office:value-type="float" office:value="2542">
            <text:p>$2,54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2-27">
            <text:p>2/27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7.44">
            <text:p>$97.4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14">
            <text:p>$11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3-01">
            <text:p>3/1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8.58">
            <text:p>$98.58</text:p>
          </table:table-cell>
          <table:table-cell/>
          <table:table-cell table:style-name="ce4" office:value-type="float" office:value="114">
            <text:p>$114.00</text:p>
          </table:table-cell>
          <table:table-cell table:style-name="ce4" office:value-type="float" office:value="2656">
            <text:p>$2,65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3-28">
            <text:p>3/2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92.95">
            <text:p>$92.9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44">
            <text:p>$14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4-18">
            <text:p>4/18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94.39">
            <text:p>$94.39</text:p>
          </table:table-cell>
          <table:table-cell/>
          <table:table-cell table:style-name="ce4" office:value-type="float" office:value="144">
            <text:p>$144.00</text:p>
          </table:table-cell>
          <table:table-cell table:style-name="ce4" office:value-type="float" office:value="2800">
            <text:p>$2,80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5-19">
            <text:p>5/19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02.43">
            <text:p>$102.4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08">
            <text:p>$10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07">
            <text:p>6/7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03.51">
            <text:p>$103.51</text:p>
          </table:table-cell>
          <table:table-cell/>
          <table:table-cell table:style-name="ce4" office:value-type="float" office:value="108">
            <text:p>$108.00</text:p>
          </table:table-cell>
          <table:table-cell table:style-name="ce4" office:value-type="float" office:value="2908">
            <text:p>$2,90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6-08">
            <text:p>6/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05.01">
            <text:p>$105.0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06">
            <text:p>$10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12">
            <text:p>6/12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06.07">
            <text:p>$106.07</text:p>
          </table:table-cell>
          <table:table-cell/>
          <table:table-cell table:style-name="ce4" office:value-type="float" office:value="106">
            <text:p>$106.00</text:p>
          </table:table-cell>
          <table:table-cell table:style-name="ce4" office:value-type="float" office:value="3014">
            <text:p>$3,01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6-16">
            <text:p>6/16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07.6">
            <text:p>$107.6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349">
            <text:p>-$34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23">
            <text:p>6/23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04.11">
            <text:p>$104.11</text:p>
          </table:table-cell>
          <table:table-cell/>
          <table:table-cell table:style-name="ce4" office:value-type="float" office:value="-349">
            <text:p>-$349.00</text:p>
          </table:table-cell>
          <table:table-cell table:style-name="ce4" office:value-type="float" office:value="2665">
            <text:p>$2,66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7-10">
            <text:p>7/10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07.84">
            <text:p>$107.8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77">
            <text:p>-$7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7-18">
            <text:p>7/18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07.07">
            <text:p>$107.07</text:p>
          </table:table-cell>
          <table:table-cell/>
          <table:table-cell table:style-name="ce4" office:value-type="float" office:value="-77">
            <text:p>-$77.00</text:p>
          </table:table-cell>
          <table:table-cell table:style-name="ce4" office:value-type="float" office:value="2588">
            <text:p>$2,58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7-24">
            <text:p>7/24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08.18">
            <text:p>$108.1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534">
            <text:p>$53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7-26">
            <text:p>7/26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13.52">
            <text:p>$113.52</text:p>
          </table:table-cell>
          <table:table-cell/>
          <table:table-cell table:style-name="ce4" office:value-type="float" office:value="534">
            <text:p>$534.00</text:p>
          </table:table-cell>
          <table:table-cell table:style-name="ce4" office:value-type="float" office:value="3122">
            <text:p>$3,12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2">
            <text:p>2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8-14">
            <text:p>8/14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13.71">
            <text:p>$113.7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41">
            <text:p>$4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2">
            <text:p>2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8-16">
            <text:p>8/16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14.12">
            <text:p>$114.12</text:p>
          </table:table-cell>
          <table:table-cell/>
          <table:table-cell table:style-name="ce4" office:value-type="float" office:value="41">
            <text:p>$41.00</text:p>
          </table:table-cell>
          <table:table-cell table:style-name="ce4" office:value-type="float" office:value="3163">
            <text:p>$3,16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3">
            <text:p>2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8-22">
            <text:p>8/22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15.82">
            <text:p>$115.82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870">
            <text:p>$87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3">
            <text:p>2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9-27">
            <text:p>9/27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24.52">
            <text:p>$124.52</text:p>
          </table:table-cell>
          <table:table-cell/>
          <table:table-cell table:style-name="ce4" office:value-type="float" office:value="870">
            <text:p>$870.00</text:p>
          </table:table-cell>
          <table:table-cell table:style-name="ce4" office:value-type="float" office:value="4033">
            <text:p>$4,03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4">
            <text:p>2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10-10">
            <text:p>10/10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28.19">
            <text:p>$128.1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317">
            <text:p>$31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AT</text:p>
          </table:table-cell>
          <table:table-cell table:style-name="ce2" office:value-type="float" office:value="24">
            <text:p>2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10-20">
            <text:p>10/20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31.36">
            <text:p>$131.36</text:p>
          </table:table-cell>
          <table:table-cell/>
          <table:table-cell table:style-name="ce4" office:value-type="float" office:value="317">
            <text:p>$317.00</text:p>
          </table:table-cell>
          <table:table-cell table:style-name="ce4" office:value-type="float" office:value="4350">
            <text:p>$4,35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5-12-03">
            <text:p>12/3/2015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6.67">
            <text:p>$156.67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81">
            <text:p>-$18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5-12-10">
            <text:p>12/10/2015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4.86">
            <text:p>$154.86</text:p>
          </table:table-cell>
          <table:table-cell/>
          <table:table-cell table:number-columns-repeated="2" table:style-name="ce4" office:value-type="float" office:value="-181">
            <text:p>-$18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5-12-22">
            <text:p>12/22/2015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4.23">
            <text:p>$154.2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651">
            <text:p>-$65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1-11">
            <text:p>1/11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7.72">
            <text:p>$147.72</text:p>
          </table:table-cell>
          <table:table-cell/>
          <table:table-cell table:style-name="ce4" office:value-type="float" office:value="-651">
            <text:p>-$651.00</text:p>
          </table:table-cell>
          <table:table-cell table:style-name="ce4" office:value-type="float" office:value="-832">
            <text:p>-$83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3-09">
            <text:p>3/9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6.05">
            <text:p>$146.0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34">
            <text:p>-$3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3-11">
            <text:p>3/11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5.71">
            <text:p>$145.71</text:p>
          </table:table-cell>
          <table:table-cell/>
          <table:table-cell table:style-name="ce4" office:value-type="float" office:value="-34">
            <text:p>-$34.00</text:p>
          </table:table-cell>
          <table:table-cell table:style-name="ce4" office:value-type="float" office:value="-866">
            <text:p>-$86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3-29">
            <text:p>3/29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8.26">
            <text:p>$148.26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47">
            <text:p>$24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4-04">
            <text:p>4/4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0.73">
            <text:p>$150.73</text:p>
          </table:table-cell>
          <table:table-cell/>
          <table:table-cell table:style-name="ce4" office:value-type="float" office:value="247">
            <text:p>$247.00</text:p>
          </table:table-cell>
          <table:table-cell table:style-name="ce4" office:value-type="float" office:value="-619">
            <text:p>-$61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4-13">
            <text:p>4/13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4.88">
            <text:p>$144.8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29">
            <text:p>$12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4-15">
            <text:p>4/15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6.17">
            <text:p>$146.17</text:p>
          </table:table-cell>
          <table:table-cell/>
          <table:table-cell table:style-name="ce4" office:value-type="float" office:value="129">
            <text:p>$129.00</text:p>
          </table:table-cell>
          <table:table-cell table:style-name="ce4" office:value-type="float" office:value="-490">
            <text:p>-$49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4-26">
            <text:p>4/26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5.6">
            <text:p>$145.6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67">
            <text:p>-$16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5-02">
            <text:p>5/2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3.93">
            <text:p>$143.93</text:p>
          </table:table-cell>
          <table:table-cell/>
          <table:table-cell table:style-name="ce4" office:value-type="float" office:value="-167">
            <text:p>-$167.00</text:p>
          </table:table-cell>
          <table:table-cell table:style-name="ce4" office:value-type="float" office:value="-657">
            <text:p>-$65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5-09">
            <text:p>5/9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1.59">
            <text:p>$141.5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47">
            <text:p>-$14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5-11">
            <text:p>5/11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0.12">
            <text:p>$140.12</text:p>
          </table:table-cell>
          <table:table-cell/>
          <table:table-cell table:style-name="ce4" office:value-type="float" office:value="-147">
            <text:p>-$147.00</text:p>
          </table:table-cell>
          <table:table-cell table:style-name="ce4" office:value-type="float" office:value="-804">
            <text:p>-$80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5-19">
            <text:p>5/19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35.7">
            <text:p>$135.7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378">
            <text:p>$1,37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6-20">
            <text:p>6/20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9.48">
            <text:p>$149.48</text:p>
          </table:table-cell>
          <table:table-cell/>
          <table:table-cell table:style-name="ce4" office:value-type="float" office:value="1378">
            <text:p>$1,378.00</text:p>
          </table:table-cell>
          <table:table-cell table:style-name="ce4" office:value-type="float" office:value="574">
            <text:p>$57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6-28">
            <text:p>6/28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8.6">
            <text:p>$148.6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44">
            <text:p>$14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6-30">
            <text:p>6/30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0.04">
            <text:p>$150.04</text:p>
          </table:table-cell>
          <table:table-cell/>
          <table:table-cell table:style-name="ce4" office:value-type="float" office:value="144">
            <text:p>$144.00</text:p>
          </table:table-cell>
          <table:table-cell table:style-name="ce4" office:value-type="float" office:value="718">
            <text:p>$71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7-07">
            <text:p>7/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6.7">
            <text:p>$156.7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45">
            <text:p>$24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07-27">
            <text:p>7/27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9.15">
            <text:p>$159.15</text:p>
          </table:table-cell>
          <table:table-cell/>
          <table:table-cell table:style-name="ce4" office:value-type="float" office:value="245">
            <text:p>$245.00</text:p>
          </table:table-cell>
          <table:table-cell table:style-name="ce4" office:value-type="float" office:value="963">
            <text:p>$96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09-30">
            <text:p>9/30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5.51">
            <text:p>$145.5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52">
            <text:p>-$25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0-07">
            <text:p>10/7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2.99">
            <text:p>$142.99</text:p>
          </table:table-cell>
          <table:table-cell/>
          <table:table-cell table:style-name="ce4" office:value-type="float" office:value="-252">
            <text:p>-$252.00</text:p>
          </table:table-cell>
          <table:table-cell table:style-name="ce4" office:value-type="float" office:value="711">
            <text:p>$71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0-10">
            <text:p>10/10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3.28">
            <text:p>$143.28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17">
            <text:p>-$11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0-18">
            <text:p>10/18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42.11">
            <text:p>$142.11</text:p>
          </table:table-cell>
          <table:table-cell/>
          <table:table-cell table:style-name="ce4" office:value-type="float" office:value="-117">
            <text:p>-$117.00</text:p>
          </table:table-cell>
          <table:table-cell table:style-name="ce4" office:value-type="float" office:value="594">
            <text:p>$59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1-08">
            <text:p>11/8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39.09">
            <text:p>$139.09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61">
            <text:p>$6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1-10">
            <text:p>11/10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39.7">
            <text:p>$139.70</text:p>
          </table:table-cell>
          <table:table-cell/>
          <table:table-cell table:style-name="ce4" office:value-type="float" office:value="61">
            <text:p>$61.00</text:p>
          </table:table-cell>
          <table:table-cell table:style-name="ce4" office:value-type="float" office:value="655">
            <text:p>$65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6-12-07">
            <text:p>12/7/2016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46.85">
            <text:p>$146.8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585">
            <text:p>$58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4">
            <text:p>1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6-12-09">
            <text:p>12/9/2016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2.7">
            <text:p>$152.70</text:p>
          </table:table-cell>
          <table:table-cell/>
          <table:table-cell table:style-name="ce4" office:value-type="float" office:value="585">
            <text:p>$585.00</text:p>
          </table:table-cell>
          <table:table-cell table:style-name="ce4" office:value-type="float" office:value="1240">
            <text:p>$1,24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1-05">
            <text:p>1/5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5.91">
            <text:p>$155.91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94">
            <text:p>-$194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5">
            <text:p>1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1-09">
            <text:p>1/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3.97">
            <text:p>$153.97</text:p>
          </table:table-cell>
          <table:table-cell/>
          <table:table-cell table:style-name="ce4" office:value-type="float" office:value="-194">
            <text:p>-$194.00</text:p>
          </table:table-cell>
          <table:table-cell table:style-name="ce4" office:value-type="float" office:value="1046">
            <text:p>$1,04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1-31">
            <text:p>1/31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6.95">
            <text:p>$156.9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420">
            <text:p>$42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2-02">
            <text:p>2/2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1.15">
            <text:p>$161.15</text:p>
          </table:table-cell>
          <table:table-cell/>
          <table:table-cell table:style-name="ce4" office:value-type="float" office:value="420">
            <text:p>$420.00</text:p>
          </table:table-cell>
          <table:table-cell table:style-name="ce4" office:value-type="float" office:value="1466">
            <text:p>$1,46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2-08">
            <text:p>2/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61.42">
            <text:p>$161.42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876">
            <text:p>$87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2-28">
            <text:p>2/28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70.18">
            <text:p>$170.18</text:p>
          </table:table-cell>
          <table:table-cell/>
          <table:table-cell table:style-name="ce4" office:value-type="float" office:value="876">
            <text:p>$876.00</text:p>
          </table:table-cell>
          <table:table-cell table:style-name="ce4" office:value-type="float" office:value="2342">
            <text:p>$2,342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3-15">
            <text:p>3/15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9.54">
            <text:p>$159.5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27">
            <text:p>$12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8">
            <text:p>1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3-17">
            <text:p>3/17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0.81">
            <text:p>$160.81</text:p>
          </table:table-cell>
          <table:table-cell/>
          <table:table-cell table:style-name="ce4" office:value-type="float" office:value="127">
            <text:p>$127.00</text:p>
          </table:table-cell>
          <table:table-cell table:style-name="ce4" office:value-type="float" office:value="2469">
            <text:p>$2,46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3-29">
            <text:p>3/29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60.43">
            <text:p>$160.4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43">
            <text:p>-$4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19">
            <text:p>19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4-05">
            <text:p>4/5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0">
            <text:p>$160.00</text:p>
          </table:table-cell>
          <table:table-cell/>
          <table:table-cell table:style-name="ce4" office:value-type="float" office:value="-43">
            <text:p>-$43.00</text:p>
          </table:table-cell>
          <table:table-cell table:style-name="ce4" office:value-type="float" office:value="2426">
            <text:p>$2,42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4-18">
            <text:p>4/1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63.13">
            <text:p>$163.1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20">
            <text:p>$22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0">
            <text:p>20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4-24">
            <text:p>4/24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5.33">
            <text:p>$165.33</text:p>
          </table:table-cell>
          <table:table-cell/>
          <table:table-cell table:style-name="ce4" office:value-type="float" office:value="220">
            <text:p>$220.00</text:p>
          </table:table-cell>
          <table:table-cell table:style-name="ce4" office:value-type="float" office:value="2646">
            <text:p>$2,64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6-14">
            <text:p>6/14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81.67">
            <text:p>$181.67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456">
            <text:p>-$1,45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1">
            <text:p>21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16">
            <text:p>6/16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7.11">
            <text:p>$167.11</text:p>
          </table:table-cell>
          <table:table-cell/>
          <table:table-cell table:style-name="ce4" office:value-type="float" office:value="-1456">
            <text:p>-$1,456.00</text:p>
          </table:table-cell>
          <table:table-cell table:style-name="ce4" office:value-type="float" office:value="1190">
            <text:p>$1,19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2">
            <text:p>22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6-26">
            <text:p>6/26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60.2">
            <text:p>$160.2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3">
            <text:p>-$3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2">
            <text:p>22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6-28">
            <text:p>6/28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0.17">
            <text:p>$160.17</text:p>
          </table:table-cell>
          <table:table-cell/>
          <table:table-cell table:style-name="ce4" office:value-type="float" office:value="-3">
            <text:p>-$3.00</text:p>
          </table:table-cell>
          <table:table-cell table:style-name="ce4" office:value-type="float" office:value="1187">
            <text:p>$1,187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3">
            <text:p>23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7-13">
            <text:p>7/13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3.6">
            <text:p>$153.6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236">
            <text:p>-$23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3">
            <text:p>23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7-19">
            <text:p>7/19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1.24">
            <text:p>$151.24</text:p>
          </table:table-cell>
          <table:table-cell/>
          <table:table-cell table:style-name="ce4" office:value-type="float" office:value="-236">
            <text:p>-$236.00</text:p>
          </table:table-cell>
          <table:table-cell table:style-name="ce4" office:value-type="float" office:value="951">
            <text:p>$95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4">
            <text:p>24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8-08">
            <text:p>8/8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7.75">
            <text:p>$157.75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110">
            <text:p>-$11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4">
            <text:p>24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8-11">
            <text:p>8/11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6.65">
            <text:p>$156.65</text:p>
          </table:table-cell>
          <table:table-cell/>
          <table:table-cell table:style-name="ce4" office:value-type="float" office:value="-110">
            <text:p>-$110.00</text:p>
          </table:table-cell>
          <table:table-cell table:style-name="ce4" office:value-type="float" office:value="841">
            <text:p>$84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5">
            <text:p>25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8-22">
            <text:p>8/22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8.7">
            <text:p>$158.70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-625">
            <text:p>-$62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5">
            <text:p>25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8-25">
            <text:p>8/25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2.45">
            <text:p>$152.45</text:p>
          </table:table-cell>
          <table:table-cell/>
          <table:table-cell table:style-name="ce4" office:value-type="float" office:value="-625">
            <text:p>-$625.00</text:p>
          </table:table-cell>
          <table:table-cell table:style-name="ce4" office:value-type="float" office:value="216">
            <text:p>$216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6">
            <text:p>26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9-12">
            <text:p>9/12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60.04">
            <text:p>$160.04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25">
            <text:p>$125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6">
            <text:p>26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9-22">
            <text:p>9/22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1.29">
            <text:p>$161.29</text:p>
          </table:table-cell>
          <table:table-cell/>
          <table:table-cell table:style-name="ce4" office:value-type="float" office:value="125">
            <text:p>$125.00</text:p>
          </table:table-cell>
          <table:table-cell table:style-name="ce4" office:value-type="float" office:value="341">
            <text:p>$341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7">
            <text:p>27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09-25">
            <text:p>9/25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62.33">
            <text:p>$162.33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209">
            <text:p>$209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7">
            <text:p>27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09-27">
            <text:p>9/27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64.42">
            <text:p>$164.42</text:p>
          </table:table-cell>
          <table:table-cell/>
          <table:table-cell table:style-name="ce4" office:value-type="float" office:value="209">
            <text:p>$209.00</text:p>
          </table:table-cell>
          <table:table-cell table:style-name="ce4" office:value-type="float" office:value="550">
            <text:p>$550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8">
            <text:p>28</text:p>
          </table:table-cell>
          <table:table-cell table:style-name="ce1" office:value-type="string">
            <text:p>Buy</text:p>
          </table:table-cell>
          <table:table-cell table:style-name="ce3" office:value-type="date" office:date-value="2017-10-11">
            <text:p>10/11/2017</text:p>
          </table:table-cell>
          <table:table-cell table:style-name="ce1" office:value-type="string">
            <text:p>Long Entry</text:p>
          </table:table-cell>
          <table:table-cell table:style-name="ce4" office:value-type="float" office:value="157.87">
            <text:p>$157.87</text:p>
          </table:table-cell>
          <table:table-cell table:style-name="ce4" office:value-type="float" office:value="0">
            <text:p>$0.00</text:p>
          </table:table-cell>
          <table:table-cell table:style-name="ce1" office:value-type="float" office:value="100">
            <text:p>100</text:p>
          </table:table-cell>
          <table:table-cell table:style-name="ce4" office:value-type="float" office:value="198">
            <text:p>$198.00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COST</text:p>
          </table:table-cell>
          <table:table-cell table:style-name="ce2" office:value-type="float" office:value="28">
            <text:p>28</text:p>
          </table:table-cell>
          <table:table-cell table:style-name="ce1" office:value-type="string">
            <text:p>Sell</text:p>
          </table:table-cell>
          <table:table-cell table:style-name="ce3" office:value-type="date" office:date-value="2017-10-13">
            <text:p>10/13/2017</text:p>
          </table:table-cell>
          <table:table-cell table:style-name="ce1" office:value-type="string">
            <text:p>Long Exit</text:p>
          </table:table-cell>
          <table:table-cell table:style-name="ce4" office:value-type="float" office:value="159.85">
            <text:p>$159.85</text:p>
          </table:table-cell>
          <table:table-cell/>
          <table:table-cell table:style-name="ce4" office:value-type="float" office:value="198">
            <text:p>$198.00</text:p>
          </table:table-cell>
          <table:table-cell table:style-name="ce4" office:value-type="float" office:value="748">
            <text:p>$748.00</text:p>
          </table:table-cell>
          <table:table-cell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 1" table:style-name="ta2">
        <office:forms form:automatic-focus="false" form:apply-design-mode="false"/>
        <table:table-column table:style-name="co9" table:number-columns-repeated="1024" table:default-cell-style-name="Default"/>
        <table:table-row table:style-name="ro2">
          <table:table-cell table:style-name="Pivot_20_Table_20_Field" office:value-type="string">
            <text:p>Type</text:p>
          </table:table-cell>
          <table:table-cell table:style-name="ce11" office:value-type="string">
            <text:p>Sell</text:p>
          </table:table-cell>
          <table:table-cell/>
          <table:table-cell table:style-name="ce24"/>
          <table:table-cell table:number-columns-repeated="1020"/>
        </table:table-row>
        <table:table-row table:style-name="ro2">
          <table:table-cell table:number-columns-repeated="3"/>
          <table:table-cell table:style-name="ce24"/>
          <table:table-cell table:number-columns-repeated="1020"/>
        </table:table-row>
        <table:table-row table:style-name="ro2">
          <table:table-cell table:style-name="ce5" office:value-type="string">
            <text:p>Date/Time</text:p>
          </table:table-cell>
          <table:table-cell table:style-name="ce12" office:value-type="string">
            <text:p>Ticker</text:p>
          </table:table-cell>
          <table:table-cell table:style-name="ce18" office:value-type="string">
            <text:p>Sum - Shares/Ctrts/Units - Profit/Loss</text:p>
          </table:table-cell>
          <table:table-cell table:style-name="ce24"/>
          <table:table-cell table:number-columns-repeated="1020"/>
        </table:table-row>
        <table:table-row table:style-name="ro2">
          <table:table-cell table:style-name="ce6" office:value-type="date" office:date-value="2015-12-08">
            <text:p>12/8/2015</text:p>
          </table:table-cell>
          <table:table-cell table:style-name="ce13" office:value-type="string">
            <text:p>AAPL</text:p>
          </table:table-cell>
          <table:table-cell table:style-name="ce19" office:value-type="float" office:value="-80">
            <text:p>-$80.00</text:p>
          </table:table-cell>
          <table:table-cell table:style-name="ce24" table:formula="of:=[.D3]+[.C4]" office:value-type="float" office:value="-80">
            <text:p>-$8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5-12-10">
            <text:p>12/10/2015</text:p>
          </table:table-cell>
          <table:table-cell table:style-name="ce13" office:value-type="string">
            <text:p>COST</text:p>
          </table:table-cell>
          <table:table-cell table:style-name="ce19" office:value-type="float" office:value="-181">
            <text:p>-$181.00</text:p>
          </table:table-cell>
          <table:table-cell table:style-name="ce24" table:formula="of:=[.D4]+[.C5]" office:value-type="float" office:value="-261">
            <text:p>-$261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5-12-17">
            <text:p>12/17/2015</text:p>
          </table:table-cell>
          <table:table-cell table:style-name="ce13" office:value-type="string">
            <text:p>AMZN</text:p>
          </table:table-cell>
          <table:table-cell table:style-name="ce19" office:value-type="float" office:value="1201">
            <text:p>$1,201.00</text:p>
          </table:table-cell>
          <table:table-cell table:style-name="ce24" table:formula="of:=[.D5]+[.C6]" office:value-type="float" office:value="940">
            <text:p>$94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1-08">
            <text:p>1/8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-512">
            <text:p>-$512.00</text:p>
          </table:table-cell>
          <table:table-cell table:style-name="ce24" table:formula="of:=[.D6]+[.C7]" office:value-type="float" office:value="428">
            <text:p>$428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1-11">
            <text:p>1/11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-651">
            <text:p>-$651.00</text:p>
          </table:table-cell>
          <table:table-cell table:style-name="ce24" table:formula="of:=[.D7]+[.C8]" office:value-type="float" office:value="-223">
            <text:p>-$22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2-04">
            <text:p>2/4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-9909">
            <text:p>-$9,909.00</text:p>
          </table:table-cell>
          <table:table-cell table:style-name="ce24" table:formula="of:=[.D8]+[.C9]" office:value-type="float" office:value="-10132">
            <text:p>-$10,132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2-08">
            <text:p>2/8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-233">
            <text:p>-$233.00</text:p>
          </table:table-cell>
          <table:table-cell table:style-name="ce24" table:formula="of:=[.D9]+[.C10]" office:value-type="float" office:value="-10365">
            <text:p>-$10,365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2-17">
            <text:p>2/17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757">
            <text:p>$757.00</text:p>
          </table:table-cell>
          <table:table-cell table:style-name="ce24" table:formula="of:=[.D10]+[.C11]" office:value-type="float" office:value="-9608">
            <text:p>-$9,608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3-10">
            <text:p>3/10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405">
            <text:p>$405.00</text:p>
          </table:table-cell>
          <table:table-cell table:style-name="ce24" table:formula="of:=[.D11]+[.C12]" office:value-type="float" office:value="-9203">
            <text:p>-$9,20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3-11">
            <text:p>3/11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-34">
            <text:p>-$34.00</text:p>
          </table:table-cell>
          <table:table-cell table:style-name="ce24" table:formula="of:=[.D12]+[.C13]" office:value-type="float" office:value="-9237">
            <text:p>-$9,237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6-03-15">
            <text:p>3/15/2016</text:p>
          </table:table-cell>
          <table:table-cell table:style-name="ce14" office:value-type="string">
            <text:p>AMZN</text:p>
          </table:table-cell>
          <table:table-cell table:style-name="ce20" office:value-type="float" office:value="741">
            <text:p>$741.00</text:p>
          </table:table-cell>
          <table:table-cell table:style-name="ce24" table:formula="of:=[.D13]+[.C14]" office:value-type="float" office:value="-8496">
            <text:p>-$8,496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AT</text:p>
          </table:table-cell>
          <table:table-cell table:style-name="ce21" office:value-type="float" office:value="-36">
            <text:p>-$36.00</text:p>
          </table:table-cell>
          <table:table-cell table:style-name="ce24" table:formula="of:=[.D14]+[.C15]" office:value-type="float" office:value="-8532">
            <text:p>-$8,532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6-03-18">
            <text:p>3/18/2016</text:p>
          </table:table-cell>
          <table:table-cell table:style-name="ce14" office:value-type="string">
            <text:p>AAPL</text:p>
          </table:table-cell>
          <table:table-cell table:style-name="ce20" office:value-type="float" office:value="904">
            <text:p>$904.00</text:p>
          </table:table-cell>
          <table:table-cell table:style-name="ce24" table:formula="of:=[.D15]+[.C16]" office:value-type="float" office:value="-7628">
            <text:p>-$7,628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AT</text:p>
          </table:table-cell>
          <table:table-cell table:style-name="ce21" office:value-type="float" office:value="113">
            <text:p>$113.00</text:p>
          </table:table-cell>
          <table:table-cell table:style-name="ce24" table:formula="of:=[.D16]+[.C17]" office:value-type="float" office:value="-7515">
            <text:p>-$7,515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4-04">
            <text:p>4/4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247">
            <text:p>$247.00</text:p>
          </table:table-cell>
          <table:table-cell table:style-name="ce24" table:formula="of:=[.D17]+[.C18]" office:value-type="float" office:value="-7268">
            <text:p>-$7,268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4-12">
            <text:p>4/12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4269">
            <text:p>$4,269.00</text:p>
          </table:table-cell>
          <table:table-cell table:style-name="ce24" table:formula="of:=[.D18]+[.C19]" office:value-type="float" office:value="-2999">
            <text:p>-$2,99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4-15">
            <text:p>4/15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129">
            <text:p>$129.00</text:p>
          </table:table-cell>
          <table:table-cell table:style-name="ce24" table:formula="of:=[.D19]+[.C20]" office:value-type="float" office:value="-2870">
            <text:p>-$2,87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5-02">
            <text:p>5/2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-167">
            <text:p>-$167.00</text:p>
          </table:table-cell>
          <table:table-cell table:style-name="ce24" table:formula="of:=[.D20]+[.C21]" office:value-type="float" office:value="-3037">
            <text:p>-$3,037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5-03">
            <text:p>5/3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1173">
            <text:p>$1,173.00</text:p>
          </table:table-cell>
          <table:table-cell table:style-name="ce24" table:formula="of:=[.D21]+[.C22]" office:value-type="float" office:value="-1864">
            <text:p>-$1,864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5-09">
            <text:p>5/9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-239">
            <text:p>-$239.00</text:p>
          </table:table-cell>
          <table:table-cell table:style-name="ce24" table:formula="of:=[.D22]+[.C23]" office:value-type="float" office:value="-2103">
            <text:p>-$2,10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5-11">
            <text:p>5/11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-147">
            <text:p>-$147.00</text:p>
          </table:table-cell>
          <table:table-cell table:style-name="ce24" table:formula="of:=[.D23]+[.C24]" office:value-type="float" office:value="-2250">
            <text:p>-$2,25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5-24">
            <text:p>5/24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140">
            <text:p>$140.00</text:p>
          </table:table-cell>
          <table:table-cell table:style-name="ce24" table:formula="of:=[.D24]+[.C25]" office:value-type="float" office:value="-2110">
            <text:p>-$2,11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6-07">
            <text:p>6/7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111">
            <text:p>$111.00</text:p>
          </table:table-cell>
          <table:table-cell table:style-name="ce24" table:formula="of:=[.D25]+[.C26]" office:value-type="float" office:value="-1999">
            <text:p>-$1,99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6-20">
            <text:p>6/20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1378">
            <text:p>$1,378.00</text:p>
          </table:table-cell>
          <table:table-cell table:style-name="ce24" table:formula="of:=[.D26]+[.C27]" office:value-type="float" office:value="-621">
            <text:p>-$621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6-30">
            <text:p>6/30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144">
            <text:p>$144.00</text:p>
          </table:table-cell>
          <table:table-cell table:style-name="ce24" table:formula="of:=[.D27]+[.C28]" office:value-type="float" office:value="-477">
            <text:p>-$477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7-18">
            <text:p>7/18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2812">
            <text:p>$2,812.00</text:p>
          </table:table-cell>
          <table:table-cell table:style-name="ce24" table:formula="of:=[.D28]+[.C29]" office:value-type="float" office:value="2335">
            <text:p>$2,335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7-25">
            <text:p>7/25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375">
            <text:p>$375.00</text:p>
          </table:table-cell>
          <table:table-cell table:style-name="ce24" table:formula="of:=[.D29]+[.C30]" office:value-type="float" office:value="2710">
            <text:p>$2,71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7-27">
            <text:p>7/27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245">
            <text:p>$245.00</text:p>
          </table:table-cell>
          <table:table-cell table:style-name="ce24" table:formula="of:=[.D30]+[.C31]" office:value-type="float" office:value="2955">
            <text:p>$2,955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7-28">
            <text:p>7/28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787">
            <text:p>$787.00</text:p>
          </table:table-cell>
          <table:table-cell table:style-name="ce24" table:formula="of:=[.D31]+[.C32]" office:value-type="float" office:value="3742">
            <text:p>$3,742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8-03">
            <text:p>8/3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284">
            <text:p>$284.00</text:p>
          </table:table-cell>
          <table:table-cell table:style-name="ce24" table:formula="of:=[.D32]+[.C33]" office:value-type="float" office:value="4026">
            <text:p>$4,02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8-16">
            <text:p>8/16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1143">
            <text:p>$1,143.00</text:p>
          </table:table-cell>
          <table:table-cell table:style-name="ce24" table:formula="of:=[.D33]+[.C34]" office:value-type="float" office:value="5169">
            <text:p>$5,16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8-25">
            <text:p>8/25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-323">
            <text:p>-$323.00</text:p>
          </table:table-cell>
          <table:table-cell table:style-name="ce24" table:formula="of:=[.D34]+[.C35]" office:value-type="float" office:value="4846">
            <text:p>$4,84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9-13">
            <text:p>9/13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-799">
            <text:p>-$799.00</text:p>
          </table:table-cell>
          <table:table-cell table:style-name="ce24" table:formula="of:=[.D35]+[.C36]" office:value-type="float" office:value="4047">
            <text:p>$4,047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9-20">
            <text:p>9/20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170">
            <text:p>$170.00</text:p>
          </table:table-cell>
          <table:table-cell table:style-name="ce24" table:formula="of:=[.D36]+[.C37]" office:value-type="float" office:value="4217">
            <text:p>$4,217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09-29">
            <text:p>9/29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423">
            <text:p>$423.00</text:p>
          </table:table-cell>
          <table:table-cell table:style-name="ce24" table:formula="of:=[.D37]+[.C38]" office:value-type="float" office:value="4640">
            <text:p>$4,64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0-07">
            <text:p>10/7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-252">
            <text:p>-$252.00</text:p>
          </table:table-cell>
          <table:table-cell table:style-name="ce24" table:formula="of:=[.D38]+[.C39]" office:value-type="float" office:value="4388">
            <text:p>$4,388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0-10">
            <text:p>10/10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-265">
            <text:p>-$265.00</text:p>
          </table:table-cell>
          <table:table-cell table:style-name="ce24" table:formula="of:=[.D39]+[.C40]" office:value-type="float" office:value="4123">
            <text:p>$4,12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0-13">
            <text:p>10/13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38">
            <text:p>$38.00</text:p>
          </table:table-cell>
          <table:table-cell table:style-name="ce24" table:formula="of:=[.D40]+[.C41]" office:value-type="float" office:value="4161">
            <text:p>$4,161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6-10-18">
            <text:p>10/18/2016</text:p>
          </table:table-cell>
          <table:table-cell table:style-name="ce14" office:value-type="string">
            <text:p>CAT</text:p>
          </table:table-cell>
          <table:table-cell table:style-name="ce20" office:value-type="float" office:value="-45">
            <text:p>-$45.00</text:p>
          </table:table-cell>
          <table:table-cell table:style-name="ce24" table:formula="of:=[.D41]+[.C42]" office:value-type="float" office:value="4116">
            <text:p>$4,116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OST</text:p>
          </table:table-cell>
          <table:table-cell table:style-name="ce21" office:value-type="float" office:value="-117">
            <text:p>-$117.00</text:p>
          </table:table-cell>
          <table:table-cell table:style-name="ce24" table:formula="of:=[.D42]+[.C43]" office:value-type="float" office:value="3999">
            <text:p>$3,99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0-26">
            <text:p>10/26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-206">
            <text:p>-$206.00</text:p>
          </table:table-cell>
          <table:table-cell table:style-name="ce24" table:formula="of:=[.D43]+[.C44]" office:value-type="float" office:value="3793">
            <text:p>$3,79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1-04">
            <text:p>11/4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-3477">
            <text:p>-$3,477.00</text:p>
          </table:table-cell>
          <table:table-cell table:style-name="ce24" table:formula="of:=[.D44]+[.C45]" office:value-type="float" office:value="316">
            <text:p>$31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1-09">
            <text:p>11/9/2016</text:p>
          </table:table-cell>
          <table:table-cell table:style-name="ce13" office:value-type="string">
            <text:p>AAPL</text:p>
          </table:table-cell>
          <table:table-cell table:style-name="ce19" office:value-type="float" office:value="47">
            <text:p>$47.00</text:p>
          </table:table-cell>
          <table:table-cell table:style-name="ce24" table:formula="of:=[.D45]+[.C46]" office:value-type="float" office:value="363">
            <text:p>$36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1-10">
            <text:p>11/10/2016</text:p>
          </table:table-cell>
          <table:table-cell table:style-name="ce13" office:value-type="string">
            <text:p>COST</text:p>
          </table:table-cell>
          <table:table-cell table:style-name="ce19" office:value-type="float" office:value="61">
            <text:p>$61.00</text:p>
          </table:table-cell>
          <table:table-cell table:style-name="ce24" table:formula="of:=[.D46]+[.C47]" office:value-type="float" office:value="424">
            <text:p>$424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1-28">
            <text:p>11/28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1259">
            <text:p>$1,259.00</text:p>
          </table:table-cell>
          <table:table-cell table:style-name="ce24" table:formula="of:=[.D47]+[.C48]" office:value-type="float" office:value="1683">
            <text:p>$1,68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2-02">
            <text:p>12/2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-42">
            <text:p>-$42.00</text:p>
          </table:table-cell>
          <table:table-cell table:style-name="ce24" table:formula="of:=[.D48]+[.C49]" office:value-type="float" office:value="1641">
            <text:p>$1,641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2-07">
            <text:p>12/7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1106">
            <text:p>$1,106.00</text:p>
          </table:table-cell>
          <table:table-cell table:style-name="ce24" table:formula="of:=[.D49]+[.C50]" office:value-type="float" office:value="2747">
            <text:p>$2,747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6-12-09">
            <text:p>12/9/2016</text:p>
          </table:table-cell>
          <table:table-cell table:style-name="ce14" office:value-type="string">
            <text:p>CAT</text:p>
          </table:table-cell>
          <table:table-cell table:style-name="ce20" office:value-type="float" office:value="-180">
            <text:p>-$180.00</text:p>
          </table:table-cell>
          <table:table-cell table:style-name="ce24" table:formula="of:=[.D50]+[.C51]" office:value-type="float" office:value="2567">
            <text:p>$2,567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OST</text:p>
          </table:table-cell>
          <table:table-cell table:style-name="ce21" office:value-type="float" office:value="585">
            <text:p>$585.00</text:p>
          </table:table-cell>
          <table:table-cell table:style-name="ce24" table:formula="of:=[.D51]+[.C52]" office:value-type="float" office:value="3152">
            <text:p>$3,152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2-22">
            <text:p>12/22/2016</text:p>
          </table:table-cell>
          <table:table-cell table:style-name="ce13" office:value-type="string">
            <text:p>CAT</text:p>
          </table:table-cell>
          <table:table-cell table:style-name="ce19" office:value-type="float" office:value="-22">
            <text:p>-$22.00</text:p>
          </table:table-cell>
          <table:table-cell table:style-name="ce24" table:formula="of:=[.D52]+[.C53]" office:value-type="float" office:value="3130">
            <text:p>$3,13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6-12-23">
            <text:p>12/23/2016</text:p>
          </table:table-cell>
          <table:table-cell table:style-name="ce13" office:value-type="string">
            <text:p>AMZN</text:p>
          </table:table-cell>
          <table:table-cell table:style-name="ce19" office:value-type="float" office:value="-541">
            <text:p>-$541.00</text:p>
          </table:table-cell>
          <table:table-cell table:style-name="ce24" table:formula="of:=[.D53]+[.C54]" office:value-type="float" office:value="2589">
            <text:p>$2,589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6-12-29">
            <text:p>12/29/2016</text:p>
          </table:table-cell>
          <table:table-cell table:style-name="ce14" office:value-type="string">
            <text:p>AAPL</text:p>
          </table:table-cell>
          <table:table-cell table:style-name="ce20" office:value-type="float" office:value="-53">
            <text:p>-$53.00</text:p>
          </table:table-cell>
          <table:table-cell table:style-name="ce24" table:formula="of:=[.D54]+[.C55]" office:value-type="float" office:value="2536">
            <text:p>$2,536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AMZN</text:p>
          </table:table-cell>
          <table:table-cell table:style-name="ce21" office:value-type="float" office:value="-625">
            <text:p>-$625.00</text:p>
          </table:table-cell>
          <table:table-cell table:style-name="ce24" table:formula="of:=[.D55]+[.C56]" office:value-type="float" office:value="1911">
            <text:p>$1,911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1-09">
            <text:p>1/9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-194">
            <text:p>-$194.00</text:p>
          </table:table-cell>
          <table:table-cell table:style-name="ce24" table:formula="of:=[.D56]+[.C57]" office:value-type="float" office:value="1717">
            <text:p>$1,717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1-19">
            <text:p>1/19/2017</text:p>
          </table:table-cell>
          <table:table-cell table:style-name="ce13" office:value-type="string">
            <text:p>CAT</text:p>
          </table:table-cell>
          <table:table-cell table:style-name="ce19" office:value-type="float" office:value="-45">
            <text:p>-$45.00</text:p>
          </table:table-cell>
          <table:table-cell table:style-name="ce24" table:formula="of:=[.D57]+[.C58]" office:value-type="float" office:value="1672">
            <text:p>$1,672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1-30">
            <text:p>1/30/2017</text:p>
          </table:table-cell>
          <table:table-cell table:style-name="ce13" office:value-type="string">
            <text:p>AMZN</text:p>
          </table:table-cell>
          <table:table-cell table:style-name="ce19" office:value-type="float" office:value="1674">
            <text:p>$1,674.00</text:p>
          </table:table-cell>
          <table:table-cell table:style-name="ce24" table:formula="of:=[.D58]+[.C59]" office:value-type="float" office:value="3346">
            <text:p>$3,34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2-02">
            <text:p>2/2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420">
            <text:p>$420.00</text:p>
          </table:table-cell>
          <table:table-cell table:style-name="ce24" table:formula="of:=[.D59]+[.C60]" office:value-type="float" office:value="3766">
            <text:p>$3,76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2-03">
            <text:p>2/3/2017</text:p>
          </table:table-cell>
          <table:table-cell table:style-name="ce13" office:value-type="string">
            <text:p>AAPL</text:p>
          </table:table-cell>
          <table:table-cell table:style-name="ce19" office:value-type="float" office:value="33">
            <text:p>$33.00</text:p>
          </table:table-cell>
          <table:table-cell table:style-name="ce24" table:formula="of:=[.D60]+[.C61]" office:value-type="float" office:value="3799">
            <text:p>$3,799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7-02-09">
            <text:p>2/9/2017</text:p>
          </table:table-cell>
          <table:table-cell table:style-name="ce14" office:value-type="string">
            <text:p>AMZN</text:p>
          </table:table-cell>
          <table:table-cell table:style-name="ce20" office:value-type="float" office:value="886">
            <text:p>$886.00</text:p>
          </table:table-cell>
          <table:table-cell table:style-name="ce24" table:formula="of:=[.D61]+[.C62]" office:value-type="float" office:value="4685">
            <text:p>$4,685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AT</text:p>
          </table:table-cell>
          <table:table-cell table:style-name="ce21" office:value-type="float" office:value="65">
            <text:p>$65.00</text:p>
          </table:table-cell>
          <table:table-cell table:style-name="ce24" table:formula="of:=[.D62]+[.C63]" office:value-type="float" office:value="4750">
            <text:p>$4,75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2-28">
            <text:p>2/28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876">
            <text:p>$876.00</text:p>
          </table:table-cell>
          <table:table-cell table:style-name="ce24" table:formula="of:=[.D63]+[.C64]" office:value-type="float" office:value="5626">
            <text:p>$5,626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7-03-01">
            <text:p>3/1/2017</text:p>
          </table:table-cell>
          <table:table-cell table:style-name="ce14" office:value-type="string">
            <text:p>AMZN</text:p>
          </table:table-cell>
          <table:table-cell table:style-name="ce20" office:value-type="float" office:value="444">
            <text:p>$444.00</text:p>
          </table:table-cell>
          <table:table-cell table:style-name="ce24" table:formula="of:=[.D64]+[.C65]" office:value-type="float" office:value="6070">
            <text:p>$6,070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AT</text:p>
          </table:table-cell>
          <table:table-cell table:style-name="ce21" office:value-type="float" office:value="114">
            <text:p>$114.00</text:p>
          </table:table-cell>
          <table:table-cell table:style-name="ce24" table:formula="of:=[.D65]+[.C66]" office:value-type="float" office:value="6184">
            <text:p>$6,184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3-10">
            <text:p>3/10/2017</text:p>
          </table:table-cell>
          <table:table-cell table:style-name="ce13" office:value-type="string">
            <text:p>AMZN</text:p>
          </table:table-cell>
          <table:table-cell table:style-name="ce19" office:value-type="float" office:value="196">
            <text:p>$196.00</text:p>
          </table:table-cell>
          <table:table-cell table:style-name="ce24" table:formula="of:=[.D66]+[.C67]" office:value-type="float" office:value="6380">
            <text:p>$6,38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3-17">
            <text:p>3/17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127">
            <text:p>$127.00</text:p>
          </table:table-cell>
          <table:table-cell table:style-name="ce24" table:formula="of:=[.D67]+[.C68]" office:value-type="float" office:value="6507">
            <text:p>$6,507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4-05">
            <text:p>4/5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-43">
            <text:p>-$43.00</text:p>
          </table:table-cell>
          <table:table-cell table:style-name="ce24" table:formula="of:=[.D68]+[.C69]" office:value-type="float" office:value="6464">
            <text:p>$6,464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4-12">
            <text:p>4/12/2017</text:p>
          </table:table-cell>
          <table:table-cell table:style-name="ce13" office:value-type="string">
            <text:p>AAPL</text:p>
          </table:table-cell>
          <table:table-cell table:style-name="ce19" office:value-type="float" office:value="-200">
            <text:p>-$200.00</text:p>
          </table:table-cell>
          <table:table-cell table:style-name="ce24" table:formula="of:=[.D69]+[.C70]" office:value-type="float" office:value="6264">
            <text:p>$6,264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4-13">
            <text:p>4/13/2017</text:p>
          </table:table-cell>
          <table:table-cell table:style-name="ce13" office:value-type="string">
            <text:p>AMZN</text:p>
          </table:table-cell>
          <table:table-cell table:style-name="ce19" office:value-type="float" office:value="2867">
            <text:p>$2,867.00</text:p>
          </table:table-cell>
          <table:table-cell table:style-name="ce24" table:formula="of:=[.D70]+[.C71]" office:value-type="float" office:value="9131">
            <text:p>$9,131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4-18">
            <text:p>4/18/2017</text:p>
          </table:table-cell>
          <table:table-cell table:style-name="ce13" office:value-type="string">
            <text:p>CAT</text:p>
          </table:table-cell>
          <table:table-cell table:style-name="ce19" office:value-type="float" office:value="144">
            <text:p>$144.00</text:p>
          </table:table-cell>
          <table:table-cell table:style-name="ce24" table:formula="of:=[.D71]+[.C72]" office:value-type="float" office:value="9275">
            <text:p>$9,275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4-19">
            <text:p>4/19/2017</text:p>
          </table:table-cell>
          <table:table-cell table:style-name="ce13" office:value-type="string">
            <text:p>AMZN</text:p>
          </table:table-cell>
          <table:table-cell table:style-name="ce19" office:value-type="float" office:value="-279">
            <text:p>-$279.00</text:p>
          </table:table-cell>
          <table:table-cell table:style-name="ce24" table:formula="of:=[.D72]+[.C73]" office:value-type="float" office:value="8996">
            <text:p>$8,99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4-24">
            <text:p>4/24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220">
            <text:p>$220.00</text:p>
          </table:table-cell>
          <table:table-cell table:style-name="ce24" table:formula="of:=[.D73]+[.C74]" office:value-type="float" office:value="9216">
            <text:p>$9,216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7-05-18">
            <text:p>5/18/2017</text:p>
          </table:table-cell>
          <table:table-cell table:style-name="ce14" office:value-type="string">
            <text:p>AAPL</text:p>
          </table:table-cell>
          <table:table-cell table:style-name="ce20" office:value-type="float" office:value="596">
            <text:p>$596.00</text:p>
          </table:table-cell>
          <table:table-cell table:style-name="ce24" table:formula="of:=[.D74]+[.C75]" office:value-type="float" office:value="9812">
            <text:p>$9,812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AMZN</text:p>
          </table:table-cell>
          <table:table-cell table:style-name="ce21" office:value-type="float" office:value="5108">
            <text:p>$5,108.00</text:p>
          </table:table-cell>
          <table:table-cell table:style-name="ce24" table:formula="of:=[.D75]+[.C76]" office:value-type="float" office:value="14920">
            <text:p>$14,92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6-07">
            <text:p>6/7/2017</text:p>
          </table:table-cell>
          <table:table-cell table:style-name="ce13" office:value-type="string">
            <text:p>CAT</text:p>
          </table:table-cell>
          <table:table-cell table:style-name="ce19" office:value-type="float" office:value="108">
            <text:p>$108.00</text:p>
          </table:table-cell>
          <table:table-cell table:style-name="ce24" table:formula="of:=[.D76]+[.C77]" office:value-type="float" office:value="15028">
            <text:p>$15,028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7-06-12">
            <text:p>6/12/2017</text:p>
          </table:table-cell>
          <table:table-cell table:style-name="ce14" office:value-type="string">
            <text:p>AAPL</text:p>
          </table:table-cell>
          <table:table-cell table:style-name="ce20" office:value-type="float" office:value="-1003">
            <text:p>-$1,003.00</text:p>
          </table:table-cell>
          <table:table-cell table:style-name="ce24" table:formula="of:=[.D77]+[.C78]" office:value-type="float" office:value="14025">
            <text:p>$14,025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AT</text:p>
          </table:table-cell>
          <table:table-cell table:style-name="ce21" office:value-type="float" office:value="106">
            <text:p>$106.00</text:p>
          </table:table-cell>
          <table:table-cell table:style-name="ce24" table:formula="of:=[.D78]+[.C79]" office:value-type="float" office:value="14131">
            <text:p>$14,131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6-15">
            <text:p>6/15/2017</text:p>
          </table:table-cell>
          <table:table-cell table:style-name="ce13" office:value-type="string">
            <text:p>AAPL</text:p>
          </table:table-cell>
          <table:table-cell table:style-name="ce19" office:value-type="float" office:value="-230">
            <text:p>-$230.00</text:p>
          </table:table-cell>
          <table:table-cell table:style-name="ce24" table:formula="of:=[.D79]+[.C80]" office:value-type="float" office:value="13901">
            <text:p>$13,901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6-16">
            <text:p>6/16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-1456">
            <text:p>-$1,456.00</text:p>
          </table:table-cell>
          <table:table-cell table:style-name="ce24" table:formula="of:=[.D80]+[.C81]" office:value-type="float" office:value="12445">
            <text:p>$12,445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6-21">
            <text:p>6/21/2017</text:p>
          </table:table-cell>
          <table:table-cell table:style-name="ce13" office:value-type="string">
            <text:p>AAPL</text:p>
          </table:table-cell>
          <table:table-cell table:style-name="ce19" office:value-type="float" office:value="-47">
            <text:p>-$47.00</text:p>
          </table:table-cell>
          <table:table-cell table:style-name="ce24" table:formula="of:=[.D81]+[.C82]" office:value-type="float" office:value="12398">
            <text:p>$12,398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6-23">
            <text:p>6/23/2017</text:p>
          </table:table-cell>
          <table:table-cell table:style-name="ce13" office:value-type="string">
            <text:p>CAT</text:p>
          </table:table-cell>
          <table:table-cell table:style-name="ce19" office:value-type="float" office:value="-349">
            <text:p>-$349.00</text:p>
          </table:table-cell>
          <table:table-cell table:style-name="ce24" table:formula="of:=[.D82]+[.C83]" office:value-type="float" office:value="12049">
            <text:p>$12,04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6-28">
            <text:p>6/28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-3">
            <text:p>-$3.00</text:p>
          </table:table-cell>
          <table:table-cell table:style-name="ce24" table:formula="of:=[.D83]+[.C84]" office:value-type="float" office:value="12046">
            <text:p>$12,04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7-18">
            <text:p>7/18/2017</text:p>
          </table:table-cell>
          <table:table-cell table:style-name="ce13" office:value-type="string">
            <text:p>CAT</text:p>
          </table:table-cell>
          <table:table-cell table:style-name="ce19" office:value-type="float" office:value="-77">
            <text:p>-$77.00</text:p>
          </table:table-cell>
          <table:table-cell table:style-name="ce24" table:formula="of:=[.D84]+[.C85]" office:value-type="float" office:value="11969">
            <text:p>$11,96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7-19">
            <text:p>7/19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-236">
            <text:p>-$236.00</text:p>
          </table:table-cell>
          <table:table-cell table:style-name="ce24" table:formula="of:=[.D85]+[.C86]" office:value-type="float" office:value="11733">
            <text:p>$11,733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7-26">
            <text:p>7/26/2017</text:p>
          </table:table-cell>
          <table:table-cell table:style-name="ce13" office:value-type="string">
            <text:p>CAT</text:p>
          </table:table-cell>
          <table:table-cell table:style-name="ce19" office:value-type="float" office:value="534">
            <text:p>$534.00</text:p>
          </table:table-cell>
          <table:table-cell table:style-name="ce24" table:formula="of:=[.D86]+[.C87]" office:value-type="float" office:value="12267">
            <text:p>$12,267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7-28">
            <text:p>7/28/2017</text:p>
          </table:table-cell>
          <table:table-cell table:style-name="ce13" office:value-type="string">
            <text:p>AAPL</text:p>
          </table:table-cell>
          <table:table-cell table:style-name="ce19" office:value-type="float" office:value="532">
            <text:p>$532.00</text:p>
          </table:table-cell>
          <table:table-cell table:style-name="ce24" table:formula="of:=[.D87]+[.C88]" office:value-type="float" office:value="12799">
            <text:p>$12,79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8-11">
            <text:p>8/11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-110">
            <text:p>-$110.00</text:p>
          </table:table-cell>
          <table:table-cell table:style-name="ce24" table:formula="of:=[.D88]+[.C89]" office:value-type="float" office:value="12689">
            <text:p>$12,68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8-16">
            <text:p>8/16/2017</text:p>
          </table:table-cell>
          <table:table-cell table:style-name="ce13" office:value-type="string">
            <text:p>CAT</text:p>
          </table:table-cell>
          <table:table-cell table:style-name="ce19" office:value-type="float" office:value="41">
            <text:p>$41.00</text:p>
          </table:table-cell>
          <table:table-cell table:style-name="ce24" table:formula="of:=[.D89]+[.C90]" office:value-type="float" office:value="12730">
            <text:p>$12,73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8-24">
            <text:p>8/24/2017</text:p>
          </table:table-cell>
          <table:table-cell table:style-name="ce13" office:value-type="string">
            <text:p>AAPL</text:p>
          </table:table-cell>
          <table:table-cell table:style-name="ce19" office:value-type="float" office:value="-51">
            <text:p>-$51.00</text:p>
          </table:table-cell>
          <table:table-cell table:style-name="ce24" table:formula="of:=[.D90]+[.C91]" office:value-type="float" office:value="12679">
            <text:p>$12,679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8-25">
            <text:p>8/25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-625">
            <text:p>-$625.00</text:p>
          </table:table-cell>
          <table:table-cell table:style-name="ce24" table:formula="of:=[.D91]+[.C92]" office:value-type="float" office:value="12054">
            <text:p>$12,054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8-29">
            <text:p>8/29/2017</text:p>
          </table:table-cell>
          <table:table-cell table:style-name="ce13" office:value-type="string">
            <text:p>AMZN</text:p>
          </table:table-cell>
          <table:table-cell table:style-name="ce19" office:value-type="float" office:value="-2924">
            <text:p>-$2,924.00</text:p>
          </table:table-cell>
          <table:table-cell table:style-name="ce24" table:formula="of:=[.D92]+[.C93]" office:value-type="float" office:value="9130">
            <text:p>$9,130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9-13">
            <text:p>9/13/2017</text:p>
          </table:table-cell>
          <table:table-cell table:style-name="ce13" office:value-type="string">
            <text:p>AAPL</text:p>
          </table:table-cell>
          <table:table-cell table:style-name="ce19" office:value-type="float" office:value="-185">
            <text:p>-$185.00</text:p>
          </table:table-cell>
          <table:table-cell table:style-name="ce24" table:formula="of:=[.D93]+[.C94]" office:value-type="float" office:value="8945">
            <text:p>$8,945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9-19">
            <text:p>9/19/2017</text:p>
          </table:table-cell>
          <table:table-cell table:style-name="ce13" office:value-type="string">
            <text:p>AMZN</text:p>
          </table:table-cell>
          <table:table-cell table:style-name="ce19" office:value-type="float" office:value="227">
            <text:p>$227.00</text:p>
          </table:table-cell>
          <table:table-cell table:style-name="ce24" table:formula="of:=[.D94]+[.C95]" office:value-type="float" office:value="9172">
            <text:p>$9,172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9-22">
            <text:p>9/22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125">
            <text:p>$125.00</text:p>
          </table:table-cell>
          <table:table-cell table:style-name="ce24" table:formula="of:=[.D95]+[.C96]" office:value-type="float" office:value="9297">
            <text:p>$9,297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7-09-27">
            <text:p>9/27/2017</text:p>
          </table:table-cell>
          <table:table-cell table:style-name="ce14" office:value-type="string">
            <text:p>CAT</text:p>
          </table:table-cell>
          <table:table-cell table:style-name="ce20" office:value-type="float" office:value="870">
            <text:p>$870.00</text:p>
          </table:table-cell>
          <table:table-cell table:style-name="ce24" table:formula="of:=[.D96]+[.C97]" office:value-type="float" office:value="10167">
            <text:p>$10,167.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 office:value-type="string">
            <text:p>COST</text:p>
          </table:table-cell>
          <table:table-cell table:style-name="ce21" office:value-type="float" office:value="209">
            <text:p>$209.00</text:p>
          </table:table-cell>
          <table:table-cell table:style-name="ce24" table:formula="of:=[.D97]+[.C98]" office:value-type="float" office:value="10376">
            <text:p>$10,376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09-29">
            <text:p>9/29/2017</text:p>
          </table:table-cell>
          <table:table-cell table:style-name="ce13" office:value-type="string">
            <text:p>AMZN</text:p>
          </table:table-cell>
          <table:table-cell table:style-name="ce19" office:value-type="float" office:value="1048">
            <text:p>$1,048.00</text:p>
          </table:table-cell>
          <table:table-cell table:style-name="ce24" table:formula="of:=[.D98]+[.C99]" office:value-type="float" office:value="11424">
            <text:p>$11,424.00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17-10-13">
            <text:p>10/13/2017</text:p>
          </table:table-cell>
          <table:table-cell table:style-name="ce13" office:value-type="string">
            <text:p>COST</text:p>
          </table:table-cell>
          <table:table-cell table:style-name="ce19" office:value-type="float" office:value="198">
            <text:p>$198.00</text:p>
          </table:table-cell>
          <table:table-cell table:style-name="ce24" table:formula="of:=[.D99]+[.C100]" office:value-type="float" office:value="11622">
            <text:p>$11,622.00</text:p>
          </table:table-cell>
          <table:table-cell table:number-columns-repeated="1020"/>
        </table:table-row>
        <table:table-row table:style-name="ro2">
          <table:table-cell table:style-name="ce7" office:value-type="date" office:date-value="2017-10-20">
            <text:p>10/20/2017</text:p>
          </table:table-cell>
          <table:table-cell table:style-name="ce14" office:value-type="string">
            <text:p>AAPL</text:p>
          </table:table-cell>
          <table:table-cell table:style-name="ce20" office:value-type="float" office:value="311">
            <text:p>$311.00</text:p>
          </table:table-cell>
          <table:table-cell table:style-name="ce24" table:formula="of:=[.D100]+[.C101]" office:value-type="float" office:value="11933">
            <text:p>$11,933.00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 office:value-type="string">
            <text:p>AMZN</text:p>
          </table:table-cell>
          <table:table-cell table:style-name="ce22" office:value-type="float" office:value="1746">
            <text:p>$1,746.0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CAT</text:p>
          </table:table-cell>
          <table:table-cell table:style-name="ce21" office:value-type="float" office:value="317">
            <text:p>$317.00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Total Result</text:p>
          </table:table-cell>
          <table:table-cell table:style-name="ce17"/>
          <table:table-cell table:style-name="ce23" office:value-type="float" office:value="13996">
            <text:p>$13,996.00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9" table:number-columns-repeated="1024" table:default-cell-style-name="Default"/>
        <table:table-row table:style-name="ro2">
          <table:table-cell table:style-name="ce1" office:value-type="string">
            <text:p>Trade Date</text:p>
            <draw:frame table:end-cell-address="Sheet2.I33" table:end-x="0.7157in" table:end-y="0.0646in" draw:z-index="0" draw:style-name="gr1" draw:text-style-name="P1" svg:width="10.3717in" svg:height="5.9169in" svg:x="0.3067in" svg:y="0.0366in">
              <draw:object draw:notify-on-update-of-ranges="Sheet2.A1:Sheet2.B1 Sheet2.A2:Sheet2.B101 Sheet2.D1:Sheet2.D1 Sheet2.D2:Sheet2.D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Ticker</text:p>
          </table:table-cell>
          <table:table-cell table:style-name="ce1" office:value-type="string">
            <text:p>P/L</text:p>
          </table:table-cell>
          <table:table-cell table:style-name="ce1" office:value-type="string">
            <text:p>Sum P/L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5-12-08">
            <text:p>12/8/2015</text:p>
          </table:table-cell>
          <table:table-cell office:value-type="string">
            <text:p>AAPL</text:p>
          </table:table-cell>
          <table:table-cell table:number-columns-repeated="2" office:value-type="float" office:value="-80">
            <text:p>-8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5-12-10">
            <text:p>12/10/2015</text:p>
          </table:table-cell>
          <table:table-cell office:value-type="string">
            <text:p>COST</text:p>
          </table:table-cell>
          <table:table-cell office:value-type="float" office:value="-181">
            <text:p>-181</text:p>
          </table:table-cell>
          <table:table-cell office:value-type="float" office:value="-261">
            <text:p>-26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5-12-17">
            <text:p>12/17/2015</text:p>
          </table:table-cell>
          <table:table-cell office:value-type="string">
            <text:p>AMZN</text:p>
          </table:table-cell>
          <table:table-cell office:value-type="float" office:value="1201">
            <text:p>1201</text:p>
          </table:table-cell>
          <table:table-cell office:value-type="float" office:value="940">
            <text:p>94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1-08">
            <text:p>1/8/2016</text:p>
          </table:table-cell>
          <table:table-cell office:value-type="string">
            <text:p>CAT</text:p>
          </table:table-cell>
          <table:table-cell office:value-type="float" office:value="-512">
            <text:p>-512</text:p>
          </table:table-cell>
          <table:table-cell office:value-type="float" office:value="428">
            <text:p>428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1-11">
            <text:p>1/11/2016</text:p>
          </table:table-cell>
          <table:table-cell office:value-type="string">
            <text:p>COST</text:p>
          </table:table-cell>
          <table:table-cell office:value-type="float" office:value="-651">
            <text:p>-651</text:p>
          </table:table-cell>
          <table:table-cell office:value-type="float" office:value="-223">
            <text:p>-22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2-04">
            <text:p>2/4/2016</text:p>
          </table:table-cell>
          <table:table-cell office:value-type="string">
            <text:p>AMZN</text:p>
          </table:table-cell>
          <table:table-cell office:value-type="float" office:value="-9909">
            <text:p>-9909</text:p>
          </table:table-cell>
          <table:table-cell office:value-type="float" office:value="-10132">
            <text:p>-1013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2-08">
            <text:p>2/8/2016</text:p>
          </table:table-cell>
          <table:table-cell office:value-type="string">
            <text:p>AAPL</text:p>
          </table:table-cell>
          <table:table-cell office:value-type="float" office:value="-233">
            <text:p>-233</text:p>
          </table:table-cell>
          <table:table-cell office:value-type="float" office:value="-10365">
            <text:p>-10365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2-17">
            <text:p>2/17/2016</text:p>
          </table:table-cell>
          <table:table-cell office:value-type="string">
            <text:p>CAT</text:p>
          </table:table-cell>
          <table:table-cell office:value-type="float" office:value="757">
            <text:p>757</text:p>
          </table:table-cell>
          <table:table-cell office:value-type="float" office:value="-9608">
            <text:p>-9608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3-10">
            <text:p>3/10/2016</text:p>
          </table:table-cell>
          <table:table-cell office:value-type="string">
            <text:p>CAT</text:p>
          </table:table-cell>
          <table:table-cell office:value-type="float" office:value="405">
            <text:p>405</text:p>
          </table:table-cell>
          <table:table-cell office:value-type="float" office:value="-9203">
            <text:p>-920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3-11">
            <text:p>3/11/2016</text:p>
          </table:table-cell>
          <table:table-cell office:value-type="string">
            <text:p>COST</text:p>
          </table:table-cell>
          <table:table-cell office:value-type="float" office:value="-34">
            <text:p>-34</text:p>
          </table:table-cell>
          <table:table-cell office:value-type="float" office:value="-9237">
            <text:p>-923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3-15">
            <text:p>3/15/2016</text:p>
          </table:table-cell>
          <table:table-cell office:value-type="string">
            <text:p>AMZN</text:p>
          </table:table-cell>
          <table:table-cell office:value-type="float" office:value="741">
            <text:p>741</text:p>
          </table:table-cell>
          <table:table-cell office:value-type="float" office:value="-8496">
            <text:p>-8496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AT</text:p>
          </table:table-cell>
          <table:table-cell office:value-type="float" office:value="-36">
            <text:p>-36</text:p>
          </table:table-cell>
          <table:table-cell office:value-type="float" office:value="-8532">
            <text:p>-853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3-18">
            <text:p>3/18/2016</text:p>
          </table:table-cell>
          <table:table-cell office:value-type="string">
            <text:p>AAPL</text:p>
          </table:table-cell>
          <table:table-cell office:value-type="float" office:value="904">
            <text:p>904</text:p>
          </table:table-cell>
          <table:table-cell office:value-type="float" office:value="-7628">
            <text:p>-7628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AT</text:p>
          </table:table-cell>
          <table:table-cell office:value-type="float" office:value="113">
            <text:p>113</text:p>
          </table:table-cell>
          <table:table-cell office:value-type="float" office:value="-7515">
            <text:p>-7515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4-04">
            <text:p>4/4/2016</text:p>
          </table:table-cell>
          <table:table-cell office:value-type="string">
            <text:p>COST</text:p>
          </table:table-cell>
          <table:table-cell office:value-type="float" office:value="247">
            <text:p>247</text:p>
          </table:table-cell>
          <table:table-cell office:value-type="float" office:value="-7268">
            <text:p>-7268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4-12">
            <text:p>4/12/2016</text:p>
          </table:table-cell>
          <table:table-cell office:value-type="string">
            <text:p>AMZN</text:p>
          </table:table-cell>
          <table:table-cell office:value-type="float" office:value="4269">
            <text:p>4269</text:p>
          </table:table-cell>
          <table:table-cell office:value-type="float" office:value="-2999">
            <text:p>-299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4-15">
            <text:p>4/15/2016</text:p>
          </table:table-cell>
          <table:table-cell office:value-type="string">
            <text:p>COST</text:p>
          </table:table-cell>
          <table:table-cell office:value-type="float" office:value="129">
            <text:p>129</text:p>
          </table:table-cell>
          <table:table-cell office:value-type="float" office:value="-2870">
            <text:p>-287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5-02">
            <text:p>5/2/2016</text:p>
          </table:table-cell>
          <table:table-cell office:value-type="string">
            <text:p>COST</text:p>
          </table:table-cell>
          <table:table-cell office:value-type="float" office:value="-167">
            <text:p>-167</text:p>
          </table:table-cell>
          <table:table-cell office:value-type="float" office:value="-3037">
            <text:p>-303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5-03">
            <text:p>5/3/2016</text:p>
          </table:table-cell>
          <table:table-cell office:value-type="string">
            <text:p>AMZN</text:p>
          </table:table-cell>
          <table:table-cell office:value-type="float" office:value="1173">
            <text:p>1173</text:p>
          </table:table-cell>
          <table:table-cell office:value-type="float" office:value="-1864">
            <text:p>-186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5-09">
            <text:p>5/9/2016</text:p>
          </table:table-cell>
          <table:table-cell office:value-type="string">
            <text:p>AAPL</text:p>
          </table:table-cell>
          <table:table-cell office:value-type="float" office:value="-239">
            <text:p>-239</text:p>
          </table:table-cell>
          <table:table-cell office:value-type="float" office:value="-2103">
            <text:p>-210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5-11">
            <text:p>5/11/2016</text:p>
          </table:table-cell>
          <table:table-cell office:value-type="string">
            <text:p>COST</text:p>
          </table:table-cell>
          <table:table-cell office:value-type="float" office:value="-147">
            <text:p>-147</text:p>
          </table:table-cell>
          <table:table-cell office:value-type="float" office:value="-2250">
            <text:p>-225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5-24">
            <text:p>5/24/2016</text:p>
          </table:table-cell>
          <table:table-cell office:value-type="string">
            <text:p>AMZN</text:p>
          </table:table-cell>
          <table:table-cell office:value-type="float" office:value="140">
            <text:p>140</text:p>
          </table:table-cell>
          <table:table-cell office:value-type="float" office:value="-2110">
            <text:p>-211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6-07">
            <text:p>6/7/2016</text:p>
          </table:table-cell>
          <table:table-cell office:value-type="string">
            <text:p>AAPL</text:p>
          </table:table-cell>
          <table:table-cell office:value-type="float" office:value="111">
            <text:p>111</text:p>
          </table:table-cell>
          <table:table-cell office:value-type="float" office:value="-1999">
            <text:p>-199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6-20">
            <text:p>6/20/2016</text:p>
          </table:table-cell>
          <table:table-cell office:value-type="string">
            <text:p>COST</text:p>
          </table:table-cell>
          <table:table-cell office:value-type="float" office:value="1378">
            <text:p>1378</text:p>
          </table:table-cell>
          <table:table-cell office:value-type="float" office:value="-621">
            <text:p>-62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6-30">
            <text:p>6/30/2016</text:p>
          </table:table-cell>
          <table:table-cell office:value-type="string">
            <text:p>COST</text:p>
          </table:table-cell>
          <table:table-cell office:value-type="float" office:value="144">
            <text:p>144</text:p>
          </table:table-cell>
          <table:table-cell office:value-type="float" office:value="-477">
            <text:p>-47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7-18">
            <text:p>7/18/2016</text:p>
          </table:table-cell>
          <table:table-cell office:value-type="string">
            <text:p>AMZN</text:p>
          </table:table-cell>
          <table:table-cell office:value-type="float" office:value="2812">
            <text:p>2812</text:p>
          </table:table-cell>
          <table:table-cell office:value-type="float" office:value="2335">
            <text:p>2335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7-25">
            <text:p>7/25/2016</text:p>
          </table:table-cell>
          <table:table-cell office:value-type="string">
            <text:p>AAPL</text:p>
          </table:table-cell>
          <table:table-cell office:value-type="float" office:value="375">
            <text:p>375</text:p>
          </table:table-cell>
          <table:table-cell office:value-type="float" office:value="2710">
            <text:p>271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7-27">
            <text:p>7/27/2016</text:p>
          </table:table-cell>
          <table:table-cell office:value-type="string">
            <text:p>COST</text:p>
          </table:table-cell>
          <table:table-cell office:value-type="float" office:value="245">
            <text:p>245</text:p>
          </table:table-cell>
          <table:table-cell office:value-type="float" office:value="2955">
            <text:p>2955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7-28">
            <text:p>7/28/2016</text:p>
          </table:table-cell>
          <table:table-cell office:value-type="string">
            <text:p>CAT</text:p>
          </table:table-cell>
          <table:table-cell office:value-type="float" office:value="787">
            <text:p>787</text:p>
          </table:table-cell>
          <table:table-cell office:value-type="float" office:value="3742">
            <text:p>374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8-03">
            <text:p>8/3/2016</text:p>
          </table:table-cell>
          <table:table-cell office:value-type="string">
            <text:p>AAPL</text:p>
          </table:table-cell>
          <table:table-cell office:value-type="float" office:value="284">
            <text:p>284</text:p>
          </table:table-cell>
          <table:table-cell office:value-type="float" office:value="4026">
            <text:p>402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8-16">
            <text:p>8/16/2016</text:p>
          </table:table-cell>
          <table:table-cell office:value-type="string">
            <text:p>AMZN</text:p>
          </table:table-cell>
          <table:table-cell office:value-type="float" office:value="1143">
            <text:p>1143</text:p>
          </table:table-cell>
          <table:table-cell office:value-type="float" office:value="5169">
            <text:p>516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8-25">
            <text:p>8/25/2016</text:p>
          </table:table-cell>
          <table:table-cell office:value-type="string">
            <text:p>AMZN</text:p>
          </table:table-cell>
          <table:table-cell office:value-type="float" office:value="-323">
            <text:p>-323</text:p>
          </table:table-cell>
          <table:table-cell office:value-type="float" office:value="4846">
            <text:p>484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9-13">
            <text:p>9/13/2016</text:p>
          </table:table-cell>
          <table:table-cell office:value-type="string">
            <text:p>AMZN</text:p>
          </table:table-cell>
          <table:table-cell office:value-type="float" office:value="-799">
            <text:p>-799</text:p>
          </table:table-cell>
          <table:table-cell office:value-type="float" office:value="4047">
            <text:p>404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9-20">
            <text:p>9/20/2016</text:p>
          </table:table-cell>
          <table:table-cell office:value-type="string">
            <text:p>AMZN</text:p>
          </table:table-cell>
          <table:table-cell office:value-type="float" office:value="170">
            <text:p>170</text:p>
          </table:table-cell>
          <table:table-cell office:value-type="float" office:value="4217">
            <text:p>421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09-29">
            <text:p>9/29/2016</text:p>
          </table:table-cell>
          <table:table-cell office:value-type="string">
            <text:p>AAPL</text:p>
          </table:table-cell>
          <table:table-cell office:value-type="float" office:value="423">
            <text:p>423</text:p>
          </table:table-cell>
          <table:table-cell office:value-type="float" office:value="4640">
            <text:p>464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0-07">
            <text:p>10/7/2016</text:p>
          </table:table-cell>
          <table:table-cell office:value-type="string">
            <text:p>COST</text:p>
          </table:table-cell>
          <table:table-cell office:value-type="float" office:value="-252">
            <text:p>-252</text:p>
          </table:table-cell>
          <table:table-cell office:value-type="float" office:value="4388">
            <text:p>4388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0-10">
            <text:p>10/10/2016</text:p>
          </table:table-cell>
          <table:table-cell office:value-type="string">
            <text:p>AMZN</text:p>
          </table:table-cell>
          <table:table-cell office:value-type="float" office:value="-265">
            <text:p>-265</text:p>
          </table:table-cell>
          <table:table-cell office:value-type="float" office:value="4123">
            <text:p>412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0-13">
            <text:p>10/13/2016</text:p>
          </table:table-cell>
          <table:table-cell office:value-type="string">
            <text:p>CAT</text:p>
          </table:table-cell>
          <table:table-cell office:value-type="float" office:value="38">
            <text:p>38</text:p>
          </table:table-cell>
          <table:table-cell office:value-type="float" office:value="4161">
            <text:p>416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0-18">
            <text:p>10/18/2016</text:p>
          </table:table-cell>
          <table:table-cell office:value-type="string">
            <text:p>CAT</text:p>
          </table:table-cell>
          <table:table-cell office:value-type="float" office:value="-45">
            <text:p>-45</text:p>
          </table:table-cell>
          <table:table-cell office:value-type="float" office:value="4116">
            <text:p>4116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OST</text:p>
          </table:table-cell>
          <table:table-cell office:value-type="float" office:value="-117">
            <text:p>-117</text:p>
          </table:table-cell>
          <table:table-cell office:value-type="float" office:value="3999">
            <text:p>399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0-26">
            <text:p>10/26/2016</text:p>
          </table:table-cell>
          <table:table-cell office:value-type="string">
            <text:p>AAPL</text:p>
          </table:table-cell>
          <table:table-cell office:value-type="float" office:value="-206">
            <text:p>-206</text:p>
          </table:table-cell>
          <table:table-cell office:value-type="float" office:value="3793">
            <text:p>379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1-04">
            <text:p>11/4/2016</text:p>
          </table:table-cell>
          <table:table-cell office:value-type="string">
            <text:p>AMZN</text:p>
          </table:table-cell>
          <table:table-cell office:value-type="float" office:value="-3477">
            <text:p>-3477</text:p>
          </table:table-cell>
          <table:table-cell office:value-type="float" office:value="316">
            <text:p>31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1-09">
            <text:p>11/9/2016</text:p>
          </table:table-cell>
          <table:table-cell office:value-type="string">
            <text:p>AAPL</text:p>
          </table:table-cell>
          <table:table-cell office:value-type="float" office:value="47">
            <text:p>47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1-10">
            <text:p>11/10/2016</text:p>
          </table:table-cell>
          <table:table-cell office:value-type="string">
            <text:p>COST</text:p>
          </table:table-cell>
          <table:table-cell office:value-type="float" office:value="61">
            <text:p>61</text:p>
          </table:table-cell>
          <table:table-cell office:value-type="float" office:value="424">
            <text:p>42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1-28">
            <text:p>11/28/2016</text:p>
          </table:table-cell>
          <table:table-cell office:value-type="string">
            <text:p>CAT</text:p>
          </table:table-cell>
          <table:table-cell office:value-type="float" office:value="1259">
            <text:p>1259</text:p>
          </table:table-cell>
          <table:table-cell office:value-type="float" office:value="1683">
            <text:p>168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2-02">
            <text:p>12/2/2016</text:p>
          </table:table-cell>
          <table:table-cell office:value-type="string">
            <text:p>CAT</text:p>
          </table:table-cell>
          <table:table-cell office:value-type="float" office:value="-42">
            <text:p>-42</text:p>
          </table:table-cell>
          <table:table-cell office:value-type="float" office:value="1641">
            <text:p>164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2-07">
            <text:p>12/7/2016</text:p>
          </table:table-cell>
          <table:table-cell office:value-type="string">
            <text:p>AMZN</text:p>
          </table:table-cell>
          <table:table-cell office:value-type="float" office:value="1106">
            <text:p>1106</text:p>
          </table:table-cell>
          <table:table-cell office:value-type="float" office:value="2747">
            <text:p>274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2-09">
            <text:p>12/9/2016</text:p>
          </table:table-cell>
          <table:table-cell office:value-type="string">
            <text:p>CAT</text:p>
          </table:table-cell>
          <table:table-cell office:value-type="float" office:value="-180">
            <text:p>-180</text:p>
          </table:table-cell>
          <table:table-cell office:value-type="float" office:value="2567">
            <text:p>2567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OST</text:p>
          </table:table-cell>
          <table:table-cell office:value-type="float" office:value="585">
            <text:p>585</text:p>
          </table:table-cell>
          <table:table-cell office:value-type="float" office:value="3152">
            <text:p>315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2-22">
            <text:p>12/22/2016</text:p>
          </table:table-cell>
          <table:table-cell office:value-type="string">
            <text:p>CAT</text:p>
          </table:table-cell>
          <table:table-cell office:value-type="float" office:value="-22">
            <text:p>-22</text:p>
          </table:table-cell>
          <table:table-cell office:value-type="float" office:value="3130">
            <text:p>313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2-23">
            <text:p>12/23/2016</text:p>
          </table:table-cell>
          <table:table-cell office:value-type="string">
            <text:p>AMZN</text:p>
          </table:table-cell>
          <table:table-cell office:value-type="float" office:value="-541">
            <text:p>-541</text:p>
          </table:table-cell>
          <table:table-cell office:value-type="float" office:value="2589">
            <text:p>258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6-12-29">
            <text:p>12/29/2016</text:p>
          </table:table-cell>
          <table:table-cell office:value-type="string">
            <text:p>AAPL</text:p>
          </table:table-cell>
          <table:table-cell office:value-type="float" office:value="-53">
            <text:p>-53</text:p>
          </table:table-cell>
          <table:table-cell office:value-type="float" office:value="2536">
            <text:p>2536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AMZN</text:p>
          </table:table-cell>
          <table:table-cell office:value-type="float" office:value="-625">
            <text:p>-625</text:p>
          </table:table-cell>
          <table:table-cell office:value-type="float" office:value="1911">
            <text:p>191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1-09">
            <text:p>1/9/2017</text:p>
          </table:table-cell>
          <table:table-cell office:value-type="string">
            <text:p>COST</text:p>
          </table:table-cell>
          <table:table-cell office:value-type="float" office:value="-194">
            <text:p>-194</text:p>
          </table:table-cell>
          <table:table-cell office:value-type="float" office:value="1717">
            <text:p>171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1-19">
            <text:p>1/19/2017</text:p>
          </table:table-cell>
          <table:table-cell office:value-type="string">
            <text:p>CAT</text:p>
          </table:table-cell>
          <table:table-cell office:value-type="float" office:value="-45">
            <text:p>-45</text:p>
          </table:table-cell>
          <table:table-cell office:value-type="float" office:value="1672">
            <text:p>167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1-30">
            <text:p>1/30/2017</text:p>
          </table:table-cell>
          <table:table-cell office:value-type="string">
            <text:p>AMZN</text:p>
          </table:table-cell>
          <table:table-cell office:value-type="float" office:value="1674">
            <text:p>1674</text:p>
          </table:table-cell>
          <table:table-cell office:value-type="float" office:value="3346">
            <text:p>334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2-02">
            <text:p>2/2/2017</text:p>
          </table:table-cell>
          <table:table-cell office:value-type="string">
            <text:p>COST</text:p>
          </table:table-cell>
          <table:table-cell office:value-type="float" office:value="420">
            <text:p>420</text:p>
          </table:table-cell>
          <table:table-cell office:value-type="float" office:value="3766">
            <text:p>376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2-03">
            <text:p>2/3/2017</text:p>
          </table:table-cell>
          <table:table-cell office:value-type="string">
            <text:p>AAPL</text:p>
          </table:table-cell>
          <table:table-cell office:value-type="float" office:value="33">
            <text:p>33</text:p>
          </table:table-cell>
          <table:table-cell office:value-type="float" office:value="3799">
            <text:p>379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2-09">
            <text:p>2/9/2017</text:p>
          </table:table-cell>
          <table:table-cell office:value-type="string">
            <text:p>AMZN</text:p>
          </table:table-cell>
          <table:table-cell office:value-type="float" office:value="886">
            <text:p>886</text:p>
          </table:table-cell>
          <table:table-cell office:value-type="float" office:value="4685">
            <text:p>4685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AT</text:p>
          </table:table-cell>
          <table:table-cell office:value-type="float" office:value="65">
            <text:p>65</text:p>
          </table:table-cell>
          <table:table-cell office:value-type="float" office:value="4750">
            <text:p>475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2-28">
            <text:p>2/28/2017</text:p>
          </table:table-cell>
          <table:table-cell office:value-type="string">
            <text:p>COST</text:p>
          </table:table-cell>
          <table:table-cell office:value-type="float" office:value="876">
            <text:p>876</text:p>
          </table:table-cell>
          <table:table-cell office:value-type="float" office:value="5626">
            <text:p>562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3-01">
            <text:p>3/1/2017</text:p>
          </table:table-cell>
          <table:table-cell office:value-type="string">
            <text:p>AMZN</text:p>
          </table:table-cell>
          <table:table-cell office:value-type="float" office:value="444">
            <text:p>444</text:p>
          </table:table-cell>
          <table:table-cell office:value-type="float" office:value="6070">
            <text:p>6070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AT</text:p>
          </table:table-cell>
          <table:table-cell office:value-type="float" office:value="114">
            <text:p>114</text:p>
          </table:table-cell>
          <table:table-cell office:value-type="float" office:value="6184">
            <text:p>618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3-10">
            <text:p>3/10/2017</text:p>
          </table:table-cell>
          <table:table-cell office:value-type="string">
            <text:p>AMZN</text:p>
          </table:table-cell>
          <table:table-cell office:value-type="float" office:value="196">
            <text:p>196</text:p>
          </table:table-cell>
          <table:table-cell office:value-type="float" office:value="6380">
            <text:p>638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3-17">
            <text:p>3/17/2017</text:p>
          </table:table-cell>
          <table:table-cell office:value-type="string">
            <text:p>COST</text:p>
          </table:table-cell>
          <table:table-cell office:value-type="float" office:value="127">
            <text:p>127</text:p>
          </table:table-cell>
          <table:table-cell office:value-type="float" office:value="6507">
            <text:p>650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4-05">
            <text:p>4/5/2017</text:p>
          </table:table-cell>
          <table:table-cell office:value-type="string">
            <text:p>COST</text:p>
          </table:table-cell>
          <table:table-cell office:value-type="float" office:value="-43">
            <text:p>-43</text:p>
          </table:table-cell>
          <table:table-cell office:value-type="float" office:value="6464">
            <text:p>646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4-12">
            <text:p>4/12/2017</text:p>
          </table:table-cell>
          <table:table-cell office:value-type="string">
            <text:p>AAPL</text:p>
          </table:table-cell>
          <table:table-cell office:value-type="float" office:value="-200">
            <text:p>-200</text:p>
          </table:table-cell>
          <table:table-cell office:value-type="float" office:value="6264">
            <text:p>626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4-13">
            <text:p>4/13/2017</text:p>
          </table:table-cell>
          <table:table-cell office:value-type="string">
            <text:p>AMZN</text:p>
          </table:table-cell>
          <table:table-cell office:value-type="float" office:value="2867">
            <text:p>2867</text:p>
          </table:table-cell>
          <table:table-cell office:value-type="float" office:value="9131">
            <text:p>913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4-18">
            <text:p>4/18/2017</text:p>
          </table:table-cell>
          <table:table-cell office:value-type="string">
            <text:p>CAT</text:p>
          </table:table-cell>
          <table:table-cell office:value-type="float" office:value="144">
            <text:p>144</text:p>
          </table:table-cell>
          <table:table-cell office:value-type="float" office:value="9275">
            <text:p>9275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4-19">
            <text:p>4/19/2017</text:p>
          </table:table-cell>
          <table:table-cell office:value-type="string">
            <text:p>AMZN</text:p>
          </table:table-cell>
          <table:table-cell office:value-type="float" office:value="-279">
            <text:p>-279</text:p>
          </table:table-cell>
          <table:table-cell office:value-type="float" office:value="8996">
            <text:p>899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4-24">
            <text:p>4/24/2017</text:p>
          </table:table-cell>
          <table:table-cell office:value-type="string">
            <text:p>COST</text:p>
          </table:table-cell>
          <table:table-cell office:value-type="float" office:value="220">
            <text:p>220</text:p>
          </table:table-cell>
          <table:table-cell office:value-type="float" office:value="9216">
            <text:p>921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5-18">
            <text:p>5/18/2017</text:p>
          </table:table-cell>
          <table:table-cell office:value-type="string">
            <text:p>AAPL</text:p>
          </table:table-cell>
          <table:table-cell office:value-type="float" office:value="596">
            <text:p>596</text:p>
          </table:table-cell>
          <table:table-cell office:value-type="float" office:value="9812">
            <text:p>9812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AMZN</text:p>
          </table:table-cell>
          <table:table-cell office:value-type="float" office:value="5108">
            <text:p>5108</text:p>
          </table:table-cell>
          <table:table-cell office:value-type="float" office:value="14920">
            <text:p>1492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6-07">
            <text:p>6/7/2017</text:p>
          </table:table-cell>
          <table:table-cell office:value-type="string">
            <text:p>CAT</text:p>
          </table:table-cell>
          <table:table-cell office:value-type="float" office:value="108">
            <text:p>108</text:p>
          </table:table-cell>
          <table:table-cell office:value-type="float" office:value="15028">
            <text:p>15028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6-12">
            <text:p>6/12/2017</text:p>
          </table:table-cell>
          <table:table-cell office:value-type="string">
            <text:p>AAPL</text:p>
          </table:table-cell>
          <table:table-cell office:value-type="float" office:value="-1003">
            <text:p>-1003</text:p>
          </table:table-cell>
          <table:table-cell office:value-type="float" office:value="14025">
            <text:p>14025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AT</text:p>
          </table:table-cell>
          <table:table-cell office:value-type="float" office:value="106">
            <text:p>106</text:p>
          </table:table-cell>
          <table:table-cell office:value-type="float" office:value="14131">
            <text:p>1413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6-15">
            <text:p>6/15/2017</text:p>
          </table:table-cell>
          <table:table-cell office:value-type="string">
            <text:p>AAPL</text:p>
          </table:table-cell>
          <table:table-cell office:value-type="float" office:value="-230">
            <text:p>-230</text:p>
          </table:table-cell>
          <table:table-cell office:value-type="float" office:value="13901">
            <text:p>13901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6-16">
            <text:p>6/16/2017</text:p>
          </table:table-cell>
          <table:table-cell office:value-type="string">
            <text:p>COST</text:p>
          </table:table-cell>
          <table:table-cell office:value-type="float" office:value="-1456">
            <text:p>-1456</text:p>
          </table:table-cell>
          <table:table-cell office:value-type="float" office:value="12445">
            <text:p>12445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6-21">
            <text:p>6/21/2017</text:p>
          </table:table-cell>
          <table:table-cell office:value-type="string">
            <text:p>AAPL</text:p>
          </table:table-cell>
          <table:table-cell office:value-type="float" office:value="-47">
            <text:p>-47</text:p>
          </table:table-cell>
          <table:table-cell office:value-type="float" office:value="12398">
            <text:p>12398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6-23">
            <text:p>6/23/2017</text:p>
          </table:table-cell>
          <table:table-cell office:value-type="string">
            <text:p>CAT</text:p>
          </table:table-cell>
          <table:table-cell office:value-type="float" office:value="-349">
            <text:p>-349</text:p>
          </table:table-cell>
          <table:table-cell office:value-type="float" office:value="12049">
            <text:p>1204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6-28">
            <text:p>6/28/2017</text:p>
          </table:table-cell>
          <table:table-cell office:value-type="string">
            <text:p>COST</text:p>
          </table:table-cell>
          <table:table-cell office:value-type="float" office:value="-3">
            <text:p>-3</text:p>
          </table:table-cell>
          <table:table-cell office:value-type="float" office:value="12046">
            <text:p>1204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7-18">
            <text:p>7/18/2017</text:p>
          </table:table-cell>
          <table:table-cell office:value-type="string">
            <text:p>CAT</text:p>
          </table:table-cell>
          <table:table-cell office:value-type="float" office:value="-77">
            <text:p>-77</text:p>
          </table:table-cell>
          <table:table-cell office:value-type="float" office:value="11969">
            <text:p>1196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7-19">
            <text:p>7/19/2017</text:p>
          </table:table-cell>
          <table:table-cell office:value-type="string">
            <text:p>COST</text:p>
          </table:table-cell>
          <table:table-cell office:value-type="float" office:value="-236">
            <text:p>-236</text:p>
          </table:table-cell>
          <table:table-cell office:value-type="float" office:value="11733">
            <text:p>11733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7-26">
            <text:p>7/26/2017</text:p>
          </table:table-cell>
          <table:table-cell office:value-type="string">
            <text:p>CAT</text:p>
          </table:table-cell>
          <table:table-cell office:value-type="float" office:value="534">
            <text:p>534</text:p>
          </table:table-cell>
          <table:table-cell office:value-type="float" office:value="12267">
            <text:p>1226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7-28">
            <text:p>7/28/2017</text:p>
          </table:table-cell>
          <table:table-cell office:value-type="string">
            <text:p>AAPL</text:p>
          </table:table-cell>
          <table:table-cell office:value-type="float" office:value="532">
            <text:p>532</text:p>
          </table:table-cell>
          <table:table-cell office:value-type="float" office:value="12799">
            <text:p>1279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8-11">
            <text:p>8/11/2017</text:p>
          </table:table-cell>
          <table:table-cell office:value-type="string">
            <text:p>COST</text:p>
          </table:table-cell>
          <table:table-cell office:value-type="float" office:value="-110">
            <text:p>-110</text:p>
          </table:table-cell>
          <table:table-cell office:value-type="float" office:value="12689">
            <text:p>1268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8-16">
            <text:p>8/16/2017</text:p>
          </table:table-cell>
          <table:table-cell office:value-type="string">
            <text:p>CAT</text:p>
          </table:table-cell>
          <table:table-cell office:value-type="float" office:value="41">
            <text:p>41</text:p>
          </table:table-cell>
          <table:table-cell office:value-type="float" office:value="12730">
            <text:p>1273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8-24">
            <text:p>8/24/2017</text:p>
          </table:table-cell>
          <table:table-cell office:value-type="string">
            <text:p>AAPL</text:p>
          </table:table-cell>
          <table:table-cell office:value-type="float" office:value="-51">
            <text:p>-51</text:p>
          </table:table-cell>
          <table:table-cell office:value-type="float" office:value="12679">
            <text:p>12679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8-25">
            <text:p>8/25/2017</text:p>
          </table:table-cell>
          <table:table-cell office:value-type="string">
            <text:p>COST</text:p>
          </table:table-cell>
          <table:table-cell office:value-type="float" office:value="-625">
            <text:p>-625</text:p>
          </table:table-cell>
          <table:table-cell office:value-type="float" office:value="12054">
            <text:p>1205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8-29">
            <text:p>8/29/2017</text:p>
          </table:table-cell>
          <table:table-cell office:value-type="string">
            <text:p>AMZN</text:p>
          </table:table-cell>
          <table:table-cell office:value-type="float" office:value="-2924">
            <text:p>-2924</text:p>
          </table:table-cell>
          <table:table-cell office:value-type="float" office:value="9130">
            <text:p>9130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9-13">
            <text:p>9/13/2017</text:p>
          </table:table-cell>
          <table:table-cell office:value-type="string">
            <text:p>AAPL</text:p>
          </table:table-cell>
          <table:table-cell office:value-type="float" office:value="-185">
            <text:p>-185</text:p>
          </table:table-cell>
          <table:table-cell office:value-type="float" office:value="8945">
            <text:p>8945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9-19">
            <text:p>9/19/2017</text:p>
          </table:table-cell>
          <table:table-cell office:value-type="string">
            <text:p>AMZN</text:p>
          </table:table-cell>
          <table:table-cell office:value-type="float" office:value="227">
            <text:p>227</text:p>
          </table:table-cell>
          <table:table-cell office:value-type="float" office:value="9172">
            <text:p>917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9-22">
            <text:p>9/22/2017</text:p>
          </table:table-cell>
          <table:table-cell office:value-type="string">
            <text:p>COST</text:p>
          </table:table-cell>
          <table:table-cell office:value-type="float" office:value="125">
            <text:p>125</text:p>
          </table:table-cell>
          <table:table-cell office:value-type="float" office:value="9297">
            <text:p>9297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9-27">
            <text:p>9/27/2017</text:p>
          </table:table-cell>
          <table:table-cell office:value-type="string">
            <text:p>CAT</text:p>
          </table:table-cell>
          <table:table-cell office:value-type="float" office:value="870">
            <text:p>870</text:p>
          </table:table-cell>
          <table:table-cell office:value-type="float" office:value="10167">
            <text:p>10167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OST</text:p>
          </table:table-cell>
          <table:table-cell office:value-type="float" office:value="209">
            <text:p>209</text:p>
          </table:table-cell>
          <table:table-cell office:value-type="float" office:value="10376">
            <text:p>10376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09-29">
            <text:p>9/29/2017</text:p>
          </table:table-cell>
          <table:table-cell office:value-type="string">
            <text:p>AMZN</text:p>
          </table:table-cell>
          <table:table-cell office:value-type="float" office:value="1048">
            <text:p>1048</text:p>
          </table:table-cell>
          <table:table-cell office:value-type="float" office:value="11424">
            <text:p>11424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10-13">
            <text:p>10/13/2017</text:p>
          </table:table-cell>
          <table:table-cell office:value-type="string">
            <text:p>COST</text:p>
          </table:table-cell>
          <table:table-cell office:value-type="float" office:value="198">
            <text:p>198</text:p>
          </table:table-cell>
          <table:table-cell office:value-type="float" office:value="11622">
            <text:p>11622</text:p>
          </table:table-cell>
          <table:table-cell table:number-columns-repeated="1020"/>
        </table:table-row>
        <table:table-row table:style-name="ro2">
          <table:table-cell table:style-name="ce25" office:value-type="date" office:date-value="2017-10-20">
            <text:p>10/20/2017</text:p>
          </table:table-cell>
          <table:table-cell office:value-type="string">
            <text:p>AAPL</text:p>
          </table:table-cell>
          <table:table-cell office:value-type="float" office:value="311">
            <text:p>311</text:p>
          </table:table-cell>
          <table:table-cell office:value-type="float" office:value="11933">
            <text:p>11933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AMZN</text:p>
          </table:table-cell>
          <table:table-cell office:value-type="float" office:value="1746">
            <text:p>1746</text:p>
          </table:table-cell>
          <table:table-cell office:value-type="float" office:value="13679">
            <text:p>13679</text:p>
          </table:table-cell>
          <table:table-cell table:number-columns-repeated="1020"/>
        </table:table-row>
        <table:table-row table:style-name="ro2">
          <table:table-cell table:style-name="ce25"/>
          <table:table-cell office:value-type="string">
            <text:p>CAT</text:p>
          </table:table-cell>
          <table:table-cell office:value-type="float" office:value="317">
            <text:p>317</text:p>
          </table:table-cell>
          <table:table-cell office:value-type="float" office:value="13996">
            <text:p>13996</text:p>
          </table:table-cell>
          <table:table-cell table:number-columns-repeated="1020"/>
        </table:table-row>
        <table:table-row table:style-name="ro2" table:number-rows-repeated="900">
          <table:table-cell table:style-name="ce25"/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Pivot Table 1" table:application-data="" table:target-range-address="'Pivot Table 1'.A1:'Pivot Table 1'.C104" table:buttons="'Pivot Table 1'.A1 'Pivot Table 1'.A3 'Pivot Table 1'.B3" table:show-filter-button="false">
          <table:source-cell-range table:cell-range-address="Sheet1.A2:Sheet1.I202"/>
          <table:data-pilot-field table:source-field-name="Trade Number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ignal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Long Entry" table:display="true" table:show-details="true"/>
                <table:data-pilot-member table:name="Long Exi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ic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oll Over Pip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et Profit - Cum Net Profit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ate/Time" table:orientation="row" table:used-hierarchy="-1" table:function="auto">
            <table:data-pilot-level table:show-empty="false"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APL" table:display="true" table:show-details="true"/>
                <table:data-pilot-member table:name="AMZN" table:display="true" table:show-details="true"/>
                <table:data-pilot-member table:name="CAT" table:display="true" table:show-details="true"/>
                <table:data-pilot-member table:name="CO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ype" table:orientation="page" table:selected-page="Sell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Buy" table:display="false" table:show-details="true"/>
                <table:data-pilot-member table:name="Sel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hares/Ctrts/Units - Profit/Loss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2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11/07/2017</text:date>, <text:time>10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7-11-07T10:57:19</dc:date>
    <dc:creator>Pete Hahn</dc:creator>
    <meta:document-statistic meta:table-count="3" meta:cell-count="24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5cm" svg:height="15.03cm" xlink:href=".." xlink:type="simple" chart:class="chart:line" chart:style-name="ch1">
        <chart:legend chart:legend-position="end" svg:x="23.649cm" svg:y="7.216cm" style:legend-expansion="high" chart:style-name="ch2"/>
        <chart:plot-area chart:style-name="ch3" table:cell-range-address="Sheet2.A1:Sheet2.B101 Sheet2.D1:Sheet2.D101" chart:data-source-has-labels="both" svg:x="0.976cm" svg:y="1.335cm" svg:width="21.621cm" svg:height="12.975cm">
          <chartooo:coordinate-region svg:x="2.322cm" svg:y="1.534cm" svg:width="19.681cm" svg:height="12.578cm"/>
          <chart:axis chart:dimension="x" chart:name="primary-x" chart:style-name="ch4" chartooo:axis-type="auto">
            <chartooo:date-scale/>
            <chart:categories table:cell-range-address="Sheet2.A2:Sheet2.B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101" chart:label-cell-address="Sheet2.D1:Sheet2.D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P/L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42346">
                <text:p>4235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  <draw:g>
                  <svg:desc>Sheet2.A2:Sheet2.B101</svg:desc>
                </draw:g>
              </table:table-cell>
              <table:table-cell office:value-type="float" office:value="-80">
                <text:p>-80</text:p>
                <draw:g>
                  <svg:desc>Sheet2.D2:Sheet2.D101</svg:desc>
                </draw:g>
              </table:table-cell>
            </table:table-row>
            <table:table-row>
              <table:table-cell office:value-type="float" office:value="42348">
                <text:p>4235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float" office:value="42355">
                <text:p>4236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2377">
                <text:p>4238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2380">
                <text:p>4238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float" office:value="42404">
                <text:p>4240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-10132">
                <text:p>-10132</text:p>
              </table:table-cell>
            </table:table-row>
            <table:table-row>
              <table:table-cell office:value-type="float" office:value="42408">
                <text:p>4241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-10365">
                <text:p>-10365</text:p>
              </table:table-cell>
            </table:table-row>
            <table:table-row>
              <table:table-cell office:value-type="float" office:value="42417">
                <text:p>4242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-9608">
                <text:p>-9608</text:p>
              </table:table-cell>
            </table:table-row>
            <table:table-row>
              <table:table-cell office:value-type="float" office:value="42439">
                <text:p>4244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-9203">
                <text:p>-9203</text:p>
              </table:table-cell>
            </table:table-row>
            <table:table-row>
              <table:table-cell office:value-type="float" office:value="42440">
                <text:p>4244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9237">
                <text:p>-9237</text:p>
              </table:table-cell>
            </table:table-row>
            <table:table-row>
              <table:table-cell office:value-type="float" office:value="42444">
                <text:p>4244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-8496">
                <text:p>-8496</text:p>
              </table:table-cell>
            </table:table-row>
            <table:table-row>
              <table:table-cell office:value-type="string">
                <text:p>4244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-8532">
                <text:p>-8532</text:p>
              </table:table-cell>
            </table:table-row>
            <table:table-row>
              <table:table-cell office:value-type="float" office:value="42447">
                <text:p>4245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-7628">
                <text:p>-7628</text:p>
              </table:table-cell>
            </table:table-row>
            <table:table-row>
              <table:table-cell office:value-type="string">
                <text:p>4245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-7515">
                <text:p>-7515</text:p>
              </table:table-cell>
            </table:table-row>
            <table:table-row>
              <table:table-cell office:value-type="float" office:value="42464">
                <text:p>4246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7268">
                <text:p>-7268</text:p>
              </table:table-cell>
            </table:table-row>
            <table:table-row>
              <table:table-cell office:value-type="float" office:value="42472">
                <text:p>4247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-2999">
                <text:p>-2999</text:p>
              </table:table-cell>
            </table:table-row>
            <table:table-row>
              <table:table-cell office:value-type="float" office:value="42475">
                <text:p>4248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2870">
                <text:p>-2870</text:p>
              </table:table-cell>
            </table:table-row>
            <table:table-row>
              <table:table-cell office:value-type="float" office:value="42492">
                <text:p>4249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3037">
                <text:p>-3037</text:p>
              </table:table-cell>
            </table:table-row>
            <table:table-row>
              <table:table-cell office:value-type="float" office:value="42493">
                <text:p>4249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-1864">
                <text:p>-1864</text:p>
              </table:table-cell>
            </table:table-row>
            <table:table-row>
              <table:table-cell office:value-type="float" office:value="42499">
                <text:p>4250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-2103">
                <text:p>-2103</text:p>
              </table:table-cell>
            </table:table-row>
            <table:table-row>
              <table:table-cell office:value-type="float" office:value="42501">
                <text:p>4250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2250">
                <text:p>-2250</text:p>
              </table:table-cell>
            </table:table-row>
            <table:table-row>
              <table:table-cell office:value-type="float" office:value="42514">
                <text:p>4251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-2110">
                <text:p>-2110</text:p>
              </table:table-cell>
            </table:table-row>
            <table:table-row>
              <table:table-cell office:value-type="float" office:value="42528">
                <text:p>4253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float" office:value="42541">
                <text:p>4254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621">
                <text:p>-621</text:p>
              </table:table-cell>
            </table:table-row>
            <table:table-row>
              <table:table-cell office:value-type="float" office:value="42551">
                <text:p>4255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float" office:value="42569">
                <text:p>4257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42576">
                <text:p>4258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42578">
                <text:p>4258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float" office:value="42579">
                <text:p>4258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float" office:value="42585">
                <text:p>4259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float" office:value="42598">
                <text:p>4260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float" office:value="42607">
                <text:p>4261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float" office:value="42626">
                <text:p>4263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float" office:value="42633">
                <text:p>4263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2642">
                <text:p>4264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float" office:value="42650">
                <text:p>4265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float" office:value="42653">
                <text:p>4265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float" office:value="42656">
                <text:p>4266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float" office:value="42661">
                <text:p>4266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4266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float" office:value="42669">
                <text:p>4267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42678">
                <text:p>4268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2683">
                <text:p>4268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2684">
                <text:p>4268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2702">
                <text:p>4270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2706">
                <text:p>4271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float" office:value="42711">
                <text:p>4271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42713">
                <text:p>4271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4271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42726">
                <text:p>4273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2727">
                <text:p>4273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42733">
                <text:p>4273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4273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42744">
                <text:p>4274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float" office:value="42754">
                <text:p>4275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42765">
                <text:p>4277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2768">
                <text:p>4277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float" office:value="42769">
                <text:p>4277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42775">
                <text:p>4278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4278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42794">
                <text:p>4279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42795">
                <text:p>4280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4280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42804">
                <text:p>4280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42811">
                <text:p>4281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float" office:value="42830">
                <text:p>4283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float" office:value="42837">
                <text:p>4284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float" office:value="42838">
                <text:p>4284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9131">
                <text:p>9131</text:p>
              </table:table-cell>
            </table:table-row>
            <table:table-row>
              <table:table-cell office:value-type="float" office:value="42843">
                <text:p>4284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9275">
                <text:p>9275</text:p>
              </table:table-cell>
            </table:table-row>
            <table:table-row>
              <table:table-cell office:value-type="float" office:value="42844">
                <text:p>4284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8996">
                <text:p>8996</text:p>
              </table:table-cell>
            </table:table-row>
            <table:table-row>
              <table:table-cell office:value-type="float" office:value="42849">
                <text:p>4285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float" office:value="42873">
                <text:p>4287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4287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14920">
                <text:p>14920</text:p>
              </table:table-cell>
            </table:table-row>
            <table:table-row>
              <table:table-cell office:value-type="float" office:value="42893">
                <text:p>4289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5028">
                <text:p>15028</text:p>
              </table:table-cell>
            </table:table-row>
            <table:table-row>
              <table:table-cell office:value-type="float" office:value="42898">
                <text:p>4290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string">
                <text:p>4290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4131">
                <text:p>14131</text:p>
              </table:table-cell>
            </table:table-row>
            <table:table-row>
              <table:table-cell office:value-type="float" office:value="42901">
                <text:p>4290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13901">
                <text:p>13901</text:p>
              </table:table-cell>
            </table:table-row>
            <table:table-row>
              <table:table-cell office:value-type="float" office:value="42902">
                <text:p>4290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2445">
                <text:p>12445</text:p>
              </table:table-cell>
            </table:table-row>
            <table:table-row>
              <table:table-cell office:value-type="float" office:value="42907">
                <text:p>4291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12398">
                <text:p>12398</text:p>
              </table:table-cell>
            </table:table-row>
            <table:table-row>
              <table:table-cell office:value-type="float" office:value="42909">
                <text:p>4291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2049">
                <text:p>12049</text:p>
              </table:table-cell>
            </table:table-row>
            <table:table-row>
              <table:table-cell office:value-type="float" office:value="42914">
                <text:p>4291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float" office:value="42934">
                <text:p>4293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1969">
                <text:p>11969</text:p>
              </table:table-cell>
            </table:table-row>
            <table:table-row>
              <table:table-cell office:value-type="float" office:value="42935">
                <text:p>4294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1733">
                <text:p>11733</text:p>
              </table:table-cell>
            </table:table-row>
            <table:table-row>
              <table:table-cell office:value-type="float" office:value="42942">
                <text:p>4294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2267">
                <text:p>12267</text:p>
              </table:table-cell>
            </table:table-row>
            <table:table-row>
              <table:table-cell office:value-type="float" office:value="42944">
                <text:p>4294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float" office:value="42958">
                <text:p>4296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2689">
                <text:p>12689</text:p>
              </table:table-cell>
            </table:table-row>
            <table:table-row>
              <table:table-cell office:value-type="float" office:value="42963">
                <text:p>4296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float" office:value="42971">
                <text:p>4297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12679">
                <text:p>12679</text:p>
              </table:table-cell>
            </table:table-row>
            <table:table-row>
              <table:table-cell office:value-type="float" office:value="42972">
                <text:p>4297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2054">
                <text:p>12054</text:p>
              </table:table-cell>
            </table:table-row>
            <table:table-row>
              <table:table-cell office:value-type="float" office:value="42976">
                <text:p>4298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9130">
                <text:p>9130</text:p>
              </table:table-cell>
            </table:table-row>
            <table:table-row>
              <table:table-cell office:value-type="float" office:value="42991">
                <text:p>4299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8945">
                <text:p>8945</text:p>
              </table:table-cell>
            </table:table-row>
            <table:table-row>
              <table:table-cell office:value-type="float" office:value="42997">
                <text:p>4300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43000">
                <text:p>4300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9297">
                <text:p>9297</text:p>
              </table:table-cell>
            </table:table-row>
            <table:table-row>
              <table:table-cell office:value-type="float" office:value="43005">
                <text:p>4301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4301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0376">
                <text:p>10376</text:p>
              </table:table-cell>
            </table:table-row>
            <table:table-row>
              <table:table-cell office:value-type="float" office:value="43007">
                <text:p>4301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float" office:value="43021">
                <text:p>43020 COST</text:p>
                <text:list>
                  <text:list-item>
                    <text:p/>
                  </text:list-item>
                  <text:list-item>
                    <text:p>COST</text:p>
                  </text:list-item>
                </text:list>
              </table:table-cell>
              <table:table-cell office:value-type="float" office:value="11622">
                <text:p>11622</text:p>
              </table:table-cell>
            </table:table-row>
            <table:table-row>
              <table:table-cell office:value-type="float" office:value="43028">
                <text:p>43030 AAPL</text:p>
                <text:list>
                  <text:list-item>
                    <text:p/>
                  </text:list-item>
                  <text:list-item>
                    <text:p>AAPL</text:p>
                  </text:list-item>
                </text:list>
              </table:table-cell>
              <table:table-cell office:value-type="float" office:value="11933">
                <text:p>11933</text:p>
              </table:table-cell>
            </table:table-row>
            <table:table-row>
              <table:table-cell office:value-type="string">
                <text:p>43030 AMZN</text:p>
                <text:list>
                  <text:list-item>
                    <text:p/>
                  </text:list-item>
                  <text:list-item>
                    <text:p>AMZN</text:p>
                  </text:list-item>
                </text:list>
              </table:table-cell>
              <table:table-cell office:value-type="float" office:value="13679">
                <text:p>13679</text:p>
              </table:table-cell>
            </table:table-row>
            <table:table-row>
              <table:table-cell office:value-type="string">
                <text:p>43030 CAT</text:p>
                <text:list>
                  <text:list-item>
                    <text:p/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13996">
                <text:p>13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